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margin-left="0cm" fo:margin-right="0cm" fo:text-indent="0.635cm" style:auto-text-indent="false"/>
    </style:style>
    <style:style style:name="P3" style:family="paragraph" style:parent-style-name="Normal">
      <style:paragraph-properties fo:margin-left="0cm" fo:margin-right="0cm" fo:text-indent="0.635cm" style:auto-text-indent="false"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>
        <style:tab-stops>
          <style:tab-stop style:position="7.352cm"/>
        </style:tab-stops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>
        <style:tab-stops>
          <style:tab-stop style:position="6.422cm"/>
          <style:tab-stop style:position="7.091cm"/>
        </style:tab-stops>
      </style:paragraph-properties>
    </style:style>
    <style:style style:name="P7" style:family="paragraph" style:parent-style-name="Normal">
      <style:paragraph-properties fo:break-before="page">
        <style:tab-stops>
          <style:tab-stop style:position="7.027cm"/>
          <style:tab-stop style:position="7.731cm"/>
        </style:tab-stops>
      </style:paragraph-properties>
    </style:style>
    <style:style style:name="P8" style:family="paragraph" style:parent-style-name="Normal">
      <style:paragraph-properties fo:break-before="page">
        <style:tab-stops>
          <style:tab-stop style:position="6.736cm"/>
        </style:tab-stops>
      </style:paragraph-properties>
    </style:style>
    <style:style style:name="P9" style:family="paragraph" style:parent-style-name="Normal">
      <style:paragraph-properties fo:margin-left="0.635cm" fo:margin-right="0cm" fo:text-indent="-0.635cm" style:auto-text-indent="false">
        <style:tab-stops>
          <style:tab-stop style:position="5.722cm"/>
        </style:tab-stops>
      </style:paragraph-properties>
    </style:style>
    <style:style style:name="P10" style:family="paragraph" style:parent-style-name="Normal">
      <style:text-properties officeooo:paragraph-rsid="000493be"/>
    </style:style>
    <style:style style:name="P11" style:family="paragraph" style:parent-style-name="Heading_20_1" style:master-page-name="MP0">
      <style:paragraph-properties style:page-number="auto"/>
    </style:style>
    <style:style style:name="P12" style:family="paragraph" style:parent-style-name="Heading_20_2">
      <style:paragraph-properties fo:break-before="page"/>
    </style:style>
    <style:style style:name="T1" style:family="text">
      <style:text-properties fo:language="fr" fo:country="F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5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Default_20_Paragraph_20_Font"><text:span text:style-name="T1">G</text:span></text:span>ALENI IN HIPPOCRATIS VEL<text:line-break/>POLYPI OPUS DE SALUBRI VI-<text:line-break/>OTUS RATIONE PRIVATORUM<text:line-break/>COMMENTARIUS.</text:h>
      <text:h text:style-name="Heading_20_1" text:outline-level="1">Praefatio</text:h>
      <text:p text:style-name="P10"><text:s/>Unus hic liber est peculiari<text:line-break/>infcriptus titulo, quemadmodum prima totius superioris<text:line-break/>libri pars, qua de hominis natura disserit. Nam abfolu-<text:line-break/>tum in illo est quod titulus enunciavit, nullam adhuc<text:line-break/>orationem desiderans. In hoc autem rursus . quae propo-<text:line-break/>fuerat toto commentario perdocet: Quamobrem iis quae</text:p>
      <text:p text:style-name="P1">duobus his libris interiacent sublatis commodam infieri-<text:line-break/>ptionem peculiarem totum opus sortitur; quam nonnulli<text:line-break/>de natura humana et victus ratione- indiderunt. At ut<text:line-break/>nullum plane vitium habet libellus de -natura humana,<text:line-break/>vitiosa autem omnia quae duobus libris interposita stant;<text:line-break/>ita <text:span text:style-name="Default_20_Paragraph_20_Font"><text:span text:style-name="T2">commentar</text:span></text:span>i<text:span text:style-name="Default_20_Paragraph_20_Font"><text:span text:style-name="T2">u</text:span></text:span>s hic de victus ratione salubri in pluri-<text:line-break/>mis culpa ac vitio caret; Hippocratis institutionem de<text:line-break/>elementis semper repraesentans. lu quibusdam vero iisque<text:line-break/>paucissimis criminari aliquis possit librum. Porro statua-<text:line-break/>mus esse Polybi, sicut plerisque visum esu</text:p>
      <text:h text:style-name="Heading_20_2" text:outline-level="2">I</text:h>
      <text:p text:style-name="Normal">I<text:span text:style-name="Default_20_Paragraph_20_Font"><text:span text:style-name="T2">diotas hac v</text:span></text:span>i<text:span text:style-name="Default_20_Paragraph_20_Font"><text:span text:style-name="T2">vend</text:span></text:span>i <text:span text:style-name="Default_20_Paragraph_20_Font"><text:span text:style-name="T2">rat</text:span></text:span>io<text:span text:style-name="Default_20_Paragraph_20_Font"><text:span text:style-name="T2">ne ut</text:span></text:span>i o<text:span text:style-name="Default_20_Paragraph_20_Font"><text:span text:style-name="T2">portet.</text:span></text:span></text:p>
      <text:p text:style-name="P2">Quosnam idiotas nominet commentarii interpretes<text:line-break/>omiserunt iis quae mihi videre contigit exemplariis; imo<text:line-break/>neque ego quum opus ^praeceptores mihi praelegerent, in-<text:line-break/>quirere unquam cogitavi.- Nunc vero quod hujus expli-</text:p>
      <text:p text:style-name="P1">cationem scribere mihi proposuerim, male praeceptores<text:line-break/>nostros et expesttores existimavi praetermisisse conjicien-<text:line-break/>dum cousiderandumque quos idiotas vocitet. Liquet enim<text:line-break/>deinceps conscriptam victus rationem non universis homi-<text:line-break/>nibus, verum solis privatis Polybum consuluisse. Atqui<text:line-break/>si privatis duntaxat praecepta conscripsit, .minus recte in--<text:line-break/>terpretes citra distinctionem inaudierunt, quasi omnibus<text:line-break/>communiter illa tradiderit. Nam invenimus apud Graecos<text:line-break/>non simpliciter, sed relatione ad aliquid, idiotas sive<text:line-break/>privatos appellari. Nam alium hujus artis idiotam, alium<text:line-break/>illius vitae studii nominant; interdum a populi aut civi-<text:line-break/>taris gubernatoribus aut certe publico aliquo munere fun-<text:line-break/>gentibus, distinguentes litus qui velut propria curant,<text:line-break/>idiotas nuncuparunt. Consideranti jam mihi quos ex .his<text:line-break/>Polybus nunc idiotas vocet, athletas palam ab aliis homi-<text:line-break/>nibus sejungere videbatur; quoniam illi nullam victus<text:line-break/>rationem in pane et carnium e<text:span text:style-name="Default_20_Paragraph_20_Font"><text:span text:style-name="T2">t</text:span></text:span>u praefinitum habent;<text:line-break/>quemadmodum nec iis qui militiam sequuntur vel iter sa-<text:line-break/>ciunt vel etiam pugnant cibariorum delectus praescribi</text:p>
      <text:p text:style-name="P1">potest quae offerenda aut non offerenda funt, quippe ne-<text:line-break/>cessitas cogit assumere quorum quisque copiam habuerit.<text:line-break/>For<text:span text:style-name="Default_20_Paragraph_20_Font"><text:span text:style-name="T2">t</text:span></text:span>an etiam quomodocunque festinam profectionem fuh-<text:line-break/>euntilius, aut omnino in civilibus negotiis aut ciccum-<text:line-break/>suranea vita, aut calamitosa, peristaticam appellant, ver-<text:line-break/>fantibus, certus vivendi modus., ut Polybus jubet, nullus<text:line-break/>potest institui. Soliis igitur privata administrantibus , res<text:line-break/>suas agentibus dictis, ratio victus quam explicabo con-<text:line-break/>venit.</text:p>
      <text:h text:style-name="Heading_20_2" text:outline-level="2">II</text:h>
      <text:p text:style-name="P4"><text:span text:style-name="Default_20_Paragraph_20_Font"><text:span text:style-name="T2">H</text:span></text:span>i<text:span text:style-name="Default_20_Paragraph_20_Font"><text:span text:style-name="T2">eme qu</text:span></text:span>i<text:span text:style-name="Default_20_Paragraph_20_Font"><text:span text:style-name="T2">dem edere quam p</text:span></text:span>l<text:span text:style-name="Default_20_Paragraph_20_Font"><text:span text:style-name="T2">u</text:span></text:span>rim<text:span text:style-name="Default_20_Paragraph_20_Font"><text:span text:style-name="T2">um., qua</text:span></text:span>m <text:span text:style-name="Default_20_Paragraph_20_Font"><text:span text:style-name="T2">m</text:span></text:span>i<text:span text:style-name="Default_20_Paragraph_20_Font"><text:span text:style-name="T2">n</text:span></text:span>i<text:span text:style-name="Default_20_Paragraph_20_Font"><text:span text:style-name="T2">mum ve</text:span></text:span>ru<text:line-break/><text:span text:style-name="Default_20_Paragraph_20_Font"><text:span text:style-name="T2">b</text:span></text:span>i<text:span text:style-name="Default_20_Paragraph_20_Font"><text:span text:style-name="T2">bere, sed p</text:span></text:span>o<text:span text:style-name="Default_20_Paragraph_20_Font"><text:span text:style-name="T2">tu</text:span></text:span>m <text:span text:style-name="Default_20_Paragraph_20_Font"><text:span text:style-name="T2">este decet v</text:span></text:span>i<text:span text:style-name="Default_20_Paragraph_20_Font"><text:span text:style-name="T2">nu</text:span></text:span>m <text:span text:style-name="Default_20_Paragraph_20_Font"><text:span text:style-name="T2">qua</text:span></text:span>m <text:span text:style-name="Default_20_Paragraph_20_Font"><text:span text:style-name="T2">merac</text:span></text:span>i/stm<text:span text:style-name="Default_20_Paragraph_20_Font"><text:span text:style-name="T2">u</text:span></text:span>m,<text:line-break/><text:span text:style-name="Default_20_Paragraph_20_Font"><text:span text:style-name="T2">c</text:span></text:span>i<text:span text:style-name="Default_20_Paragraph_20_Font"><text:span text:style-name="T2">bo</text:span></text:span>s <text:span text:style-name="Default_20_Paragraph_20_Font"><text:span text:style-name="T2">vero pane</text:span></text:span>m; <text:span text:style-name="Default_20_Paragraph_20_Font"><text:span text:style-name="T2">obson</text:span></text:span>i<text:span text:style-name="Default_20_Paragraph_20_Font"><text:span text:style-name="T2">a, asta</text:span></text:span> omni<text:span text:style-name="Default_20_Paragraph_20_Font"><text:span text:style-name="T2">a. oleribus aute</text:span></text:span>m<text:line-break/><text:span text:style-name="Default_20_Paragraph_20_Font"><text:span text:style-name="T2">qu</text:span></text:span>um <text:span text:style-name="Default_20_Paragraph_20_Font"><text:span text:style-name="T2">pauc</text:span></text:span>i/<text:span text:style-name="Default_20_Paragraph_20_Font"><text:span text:style-name="T2">stm</text:span></text:span>i<text:span text:style-name="Default_20_Paragraph_20_Font"><text:span text:style-name="T2">s hac te</text:span></text:span>m<text:span text:style-name="Default_20_Paragraph_20_Font"><text:span text:style-name="T2">pestate u</text:span></text:span>t<text:span text:style-name="Default_20_Paragraph_20_Font"><text:span text:style-name="T2">endu</text:span></text:span>m. <text:span text:style-name="Default_20_Paragraph_20_Font"><text:span text:style-name="T2">sic en</text:span></text:span>im<text:line-break/><text:span text:style-name="Default_20_Paragraph_20_Font"><text:span text:style-name="T2">po</text:span></text:span>t<text:span text:style-name="Default_20_Paragraph_20_Font"><text:span text:style-name="T2">i/stmu</text:span></text:span>m <text:span text:style-name="Default_20_Paragraph_20_Font"><text:span text:style-name="T2">corpus</text:span></text:span> t<text:span text:style-name="Default_20_Paragraph_20_Font"><text:span text:style-name="T2">um cal</text:span></text:span>i<text:span text:style-name="Default_20_Paragraph_20_Font"><text:span text:style-name="T2">du</text:span></text:span>m <text:span text:style-name="Default_20_Paragraph_20_Font"><text:span text:style-name="T2">tu</text:span></text:span>m <text:span text:style-name="Default_20_Paragraph_20_Font"><text:span text:style-name="T2">siccu</text:span></text:span>m <text:span text:style-name="Default_20_Paragraph_20_Font"><text:span text:style-name="T2">suer</text:span></text:span>i<text:span text:style-name="Default_20_Paragraph_20_Font"><text:span text:style-name="T2">t.</text:span></text:span></text:p>
      <text:p text:style-name="P2">Totius victus summum praefatus reete nimirum fecit,</text:p>
      <text:p text:style-name="P1">qui in sermonis fine ascripserit quamobrem unumquodque<text:line-break/>dictorum instituat. Etenim calefaciendum corpus siccan-<text:line-break/>dumque propter immoderatum tempestatis hujus tempera-<text:line-break/>mentum autumat. <text:span text:style-name="Default_20_Paragraph_20_Font"><text:span text:style-name="T2">t</text:span></text:span> Quod si commoderatum sicut veris esset, .<text:line-break/>victus modum quoque commoderatum fieri iussisset. Com-<text:line-break/>moderate namque disposita conservare convenit; quae irn-<text:line-break/>moderate, commutare. Sed .mutatio haud aliter quam ex<text:line-break/>contrariis ametrirs fieri potest. Nam quod corpus immo-<text:line-break/>deratius vel calefactum est vel incalescit, refrigerari dest-<text:line-break/>derat; quod vero refrigeratum est aut refrigeratur, cale-<text:line-break/>fierI. Eadem ratione in humidi siccique ametria contrariis<text:line-break/>adhibitis morbosas exuperantia<text:span text:style-name="Default_20_Paragraph_20_Font"><text:span text:style-name="T2">e</text:span></text:span> evertere oportet t contra-<text:line-break/>riam immoderationem offe<text:span text:style-name="Default_20_Paragraph_20_Font"><text:span text:style-name="T2">r</text:span></text:span>endo, a medio . tempera toque<text:line-break/>tantum recedentem, quantum morbosa inde recessit, Quo-<text:line-break/>circa per hiemem frigidam humidamque temperamento<text:line-break/>quamplurimum quidem edere, quam paucissimum vero bi-<text:line-break/>here conducit. Verum hoc (quamplurimum non ceu ad<text:line-break/>facultatem , rest tanquam ad alias anni tempestates refe-</text:p>
      <text:p text:style-name="P3">rendum. Sic quam parcissime bibere relata ad alia tem-<text:line-break/>pura comparatione protulit. Similiter vero dictum est<text:line-break/>vinum meracissimum esse oportere, puta ipsius tempera-<text:line-break/>menti collatione ad alias anni partes facta. Attamen si<text:line-break/>huic modo ad facultatem praefensque commodum relato<text:line-break/>animum adhibueris, vinum semper ac cibum commodera-<text:line-break/>tum dabis.; quemadmodum fomnum, gymnasia, ab<text:span text:style-name="Default_20_Paragraph_20_Font"><text:span text:style-name="T2">s</text:span></text:span>olute<text:line-break/>omnia quae a medicis exercitia vocantur, moderata con-<text:line-break/>cedes. At quod vinum meracius ac carnes assae calefa-<text:line-break/>ciant . siccentque, si cum masa et oleribus conferas, nemo<text:line-break/>est qui igno<text:span text:style-name="Default_20_Paragraph_20_Font"><text:span text:style-name="T2">r</text:span></text:span>et. Peri modo panem, si erasae comparetur,<text:line-break/>calefacere dices et exiccare. Haec itaque omnia tanquam<text:line-break/>exempla ab auctore dicta putandum esu Tu vero legu-<text:line-break/>mina deliges quae calefaciunt et exiccant, ut lenticulam.<text:line-break/>Quin et olerum quaedam hac virtute praedita, uti brassi-<text:line-break/>eam. Ad haec carnes cujusmodi funt animantium agre-<text:line-break/>stium et sale conlisae. Sed haec omnia ego etiam exempli<text:line-break/>gratia produxi. ^Caeterum universa alimentorum materia</text:p>
      <text:p text:style-name="P3">tribus nostris commentariis sigillatim tractata est, hunc<text:line-break/>titulum continentibus: de alimentorum facultatibus. Quae<text:line-break/>ut pulchre de cibis deligendis ac vitandis fecundum qua-<text:line-break/>litates prodita, sic de ciborum quantitate nihil hic prae-<text:line-break/>termissum esu Edere namque plurimum, ut ad alias anui<text:line-break/>partes, per hiemem concedendum; haud ignaris probe in<text:line-break/>aphorismis esse lictum : <text:span text:style-name="Default_20_Paragraph_20_Font"><text:span text:style-name="T2">aestate et autu</text:span></text:span>m<text:span text:style-name="Default_20_Paragraph_20_Font"><text:span text:style-name="T2">no c</text:span></text:span>i<text:span text:style-name="Default_20_Paragraph_20_Font"><text:span text:style-name="T2">bo</text:span></text:span>s <text:span text:style-name="Default_20_Paragraph_20_Font"><text:span text:style-name="T2">d</text:span></text:span>i<text:span text:style-name="Default_20_Paragraph_20_Font"><text:span text:style-name="T2">tsicil-<text:line-break/>, l</text:span></text:span>im<text:span text:style-name="Default_20_Paragraph_20_Font"><text:span text:style-name="T2">e ferunt, per hiemem fac</text:span></text:span>i<text:span text:style-name="Default_20_Paragraph_20_Font"><text:span text:style-name="T2">ll</text:span></text:span>im<text:span text:style-name="Default_20_Paragraph_20_Font"><text:span text:style-name="T2">e, </text:span></text:span>mo<text:span text:style-name="Default_20_Paragraph_20_Font"><text:span text:style-name="T2">x vere. </text:span></text:span>Quod -si<text:line-break/>quis jam condiscere cupiat quare haec fiant,. docuit et<text:line-break/>hoc Hippocrates in aphorismis quum dicit; <text:span text:style-name="Default_20_Paragraph_20_Font"><text:span text:style-name="T2">ventre</text:span></text:span>s <text:span text:style-name="Default_20_Paragraph_20_Font"><text:span text:style-name="T2">h</text:span></text:span>i<text:span text:style-name="Default_20_Paragraph_20_Font"><text:span text:style-name="T2">eme<text:line-break/>e</text:span></text:span>t <text:span text:style-name="Default_20_Paragraph_20_Font"><text:span text:style-name="T2">vere na</text:span></text:span>t<text:span text:style-name="Default_20_Paragraph_20_Font"><text:span text:style-name="T2">ura calid</text:span></text:span>i<text:span text:style-name="Default_20_Paragraph_20_Font"><text:span text:style-name="T2">ssim</text:span></text:span>i, quoniam aer nos ambiens fii-<text:line-break/>gidus constringendo cutem insitum calorem exire probi-<text:line-break/>bet et in alto corpore concludit; qui aestate perspiratu<text:line-break/>evaporat; respiratione vero circumstans calidus aer a t tr a-<text:line-break/>hitur. Nominamus autem respirationem foras ac intro<text:line-break/>spiritus peri os tralationem; perfpirationem vero, quae<text:line-break/>per totum ex aequo corpus accidit.</text:p>
      <text:h text:style-name="P12" text:outline-level="2">HI.</text:h>
      <text:p text:style-name="P2"><text:span text:style-name="Default_20_Paragraph_20_Font"><text:span text:style-name="T2">At quu</text:span></text:span>m <text:span text:style-name="Default_20_Paragraph_20_Font"><text:span text:style-name="T2">ver accedit, tunc c</text:span></text:span>o<text:span text:style-name="Default_20_Paragraph_20_Font"><text:span text:style-name="T2">p</text:span></text:span>io<text:span text:style-name="Default_20_Paragraph_20_Font"><text:span text:style-name="T2">sius e</text:span></text:span>t <text:span text:style-name="Default_20_Paragraph_20_Font"><text:span text:style-name="T2">d</text:span></text:span>i<text:span text:style-name="Default_20_Paragraph_20_Font"><text:span text:style-name="T2">lu</text:span></text:span>t<text:span text:style-name="Default_20_Paragraph_20_Font"><text:span text:style-name="T2">iu</text:span></text:span>s <text:span text:style-name="Default_20_Paragraph_20_Font"><text:span text:style-name="T2">paula</text:span></text:span>tim-<text:line-break/><text:span text:style-name="Default_20_Paragraph_20_Font"><text:span text:style-name="T2">. que v</text:span></text:span>i<text:span text:style-name="Default_20_Paragraph_20_Font"><text:span text:style-name="T2">nu</text:span></text:span>m <text:span text:style-name="Default_20_Paragraph_20_Font"><text:span text:style-name="T2">b</text:span></text:span>i<text:span text:style-name="Default_20_Paragraph_20_Font"><text:span text:style-name="T2">bendum est, c</text:span></text:span>i<text:span text:style-name="Default_20_Paragraph_20_Font"><text:span text:style-name="T2">bisque moll</text:span></text:span>i<text:span text:style-name="Default_20_Paragraph_20_Font"><text:span text:style-name="T2">oribus et paucio-<text:line-break/>r</text:span></text:span>i<text:span text:style-name="Default_20_Paragraph_20_Font"><text:span text:style-name="T2">bus utendum, pan</text:span></text:span>i<text:span text:style-name="Default_20_Paragraph_20_Font"><text:span text:style-name="T2">s subtrahendus et</text:span></text:span> m<text:span text:style-name="Default_20_Paragraph_20_Font"><text:span text:style-name="T2">a</text:span></text:span>r<text:span text:style-name="Default_20_Paragraph_20_Font"><text:span text:style-name="T2">a</text:span></text:span> o<text:span text:style-name="Default_20_Paragraph_20_Font"><text:span text:style-name="T2">fferenda;<text:line-break/>eadem que ratione obsonia detrahenda e</text:span></text:span>t <text:span text:style-name="Default_20_Paragraph_20_Font"><text:span text:style-name="T2">pro asus el</text:span></text:span>i<text:span text:style-name="Default_20_Paragraph_20_Font"><text:span text:style-name="T2">xa<text:line-break/>o</text:span></text:span>m<text:span text:style-name="Default_20_Paragraph_20_Font"><text:span text:style-name="T2">n</text:span></text:span>i<text:span text:style-name="Default_20_Paragraph_20_Font"><text:span text:style-name="T2">a paranda. o</text:span></text:span>l<text:span text:style-name="Default_20_Paragraph_20_Font"><text:span text:style-name="T2">er</text:span></text:span>i<text:span text:style-name="Default_20_Paragraph_20_Font"><text:span text:style-name="T2">bus etiam pauci</text:span></text:span>s <text:span text:style-name="Default_20_Paragraph_20_Font"><text:span text:style-name="T2">vere u</text:span></text:span>t<text:span text:style-name="Default_20_Paragraph_20_Font"><text:span text:style-name="T2">endum,<text:line-break/>donec ad aestate</text:span></text:span>m <text:span text:style-name="Default_20_Paragraph_20_Font"><text:span text:style-name="T2">h</text:span></text:span>om<text:span text:style-name="Default_20_Paragraph_20_Font"><text:span text:style-name="T2">o deven</text:span></text:span>i<text:span text:style-name="Default_20_Paragraph_20_Font"><text:span text:style-name="T2">at</text:span></text:span>; t<text:span text:style-name="Default_20_Paragraph_20_Font"><text:span text:style-name="T2">um</text:span></text:span> m<text:span text:style-name="Default_20_Paragraph_20_Font"><text:span text:style-name="T2">oll</text:span></text:span>i<text:span text:style-name="Default_20_Paragraph_20_Font"><text:span text:style-name="T2">ore</text:span></text:span>s o<text:span text:style-name="Default_20_Paragraph_20_Font"><text:span text:style-name="T2">mne</text:span></text:span>s<text:line-break/><text:span text:style-name="Default_20_Paragraph_20_Font"><text:span text:style-name="T2">c</text:span></text:span>i<text:span text:style-name="Default_20_Paragraph_20_Font"><text:span text:style-name="T2">b</text:span></text:span>os <text:span text:style-name="Default_20_Paragraph_20_Font"><text:span text:style-name="T2">tum obson</text:span></text:span>i<text:span text:style-name="Default_20_Paragraph_20_Font"><text:span text:style-name="T2">a cocta sumendo et</text:span></text:span> o<text:span text:style-name="Default_20_Paragraph_20_Font"><text:span text:style-name="T2">lera cocta et cru-<text:line-break/>da ; simil</text:span></text:span>i<text:span text:style-name="Default_20_Paragraph_20_Font"><text:span text:style-name="T2">terque p</text:span></text:span>o<text:span text:style-name="Default_20_Paragraph_20_Font"><text:span text:style-name="T2">tu</text:span></text:span>s <text:span text:style-name="Default_20_Paragraph_20_Font"><text:span text:style-name="T2">pluri</text:span></text:span>mos <text:span text:style-name="Default_20_Paragraph_20_Font"><text:span text:style-name="T2">et quam d</text:span></text:span>i<text:span text:style-name="Default_20_Paragraph_20_Font"><text:span text:style-name="T2">lu</text:span></text:span>ti/<text:span text:style-name="Default_20_Paragraph_20_Font"><text:span text:style-name="T2">stmo</text:span></text:span>s,<text:line-break/><text:span text:style-name="Default_20_Paragraph_20_Font"><text:span text:style-name="T2">idque sensim, u</text:span></text:span>t <text:span text:style-name="Default_20_Paragraph_20_Font"><text:span text:style-name="T2">ne magna</text:span></text:span> m<text:span text:style-name="Default_20_Paragraph_20_Font"><text:span text:style-name="T2">utat</text:span></text:span>i<text:span text:style-name="Default_20_Paragraph_20_Font"><text:span text:style-name="T2">o derepente utent</text:span></text:span>i<text:line-break/><text:span text:style-name="Default_20_Paragraph_20_Font"><text:span text:style-name="T2">cont</text:span></text:span>i<text:span text:style-name="Default_20_Paragraph_20_Font"><text:span text:style-name="T2">ngat.</text:span></text:span></text:p>
      <text:p text:style-name="P2">Vere, inquit, copiosius. et dilutius bibendum est; non<text:line-break/>plurimum, neque dilutissimum. Nam plurimum ac dilu-<text:line-break/>tissimum aestate bibere praecipit, ut quae contrarium<text:line-break/>hiemi temperamentum obtinet- .Ver autem ut in <text:span text:style-name="Default_20_Paragraph_20_Font"><text:span text:style-name="T2">t</text:span></text:span>um-<text:line-break/>morum medio temperamentum habet , ita quoque mediam</text:p>
      <text:p text:style-name="P1">victus rationem requirit; frigidiorem sane et humidiorem<text:line-break/>ut ad hiemem, calidiorem et sicciorem tanquam ad aestu-<text:line-break/>tem. Ex his igitur liquet quomodo aestatis et autumni<text:line-break/>victus ab eo praescriptus inaudiri debeat. Quare id mihi<text:line-break/>praeterire visum est. Illis qui saepius commentarium re-<text:line-break/>legunt mentemque diligenter adhibent, omnia manifesto<text:line-break/>dicta comperio, ut nubam hactenus deducta feries inter-<text:line-break/>pretationem desideret.</text:p>
      <text:h text:style-name="Heading_20_2" text:outline-level="2">IV.</text:h>
      <text:p text:style-name="P4"><text:span text:style-name="Default_20_Paragraph_20_Font"><text:span text:style-name="T2">Aestate autem tum molli</text:span></text:span> asina , <text:span text:style-name="Default_20_Paragraph_20_Font"><text:span text:style-name="T2">tum potu copiosa et di—<text:line-break/>luto obsuniisque omnibus elixis nutriri oportet, i</text:span></text:span>n<text:span text:style-name="Default_20_Paragraph_20_Font"><text:span text:style-name="T2">que<text:line-break/>ita utendum dum aestas suerit , quo corpus molle sit e</text:span></text:span>t<text:line-break/><text:span text:style-name="Default_20_Paragraph_20_Font"><text:span text:style-name="T2">frigidum. Siquidem haec tempestas calida est et sicca,<text:line-break/>et corpora aestuosa et suualida reddit. </text:span></text:span>H<text:span text:style-name="Default_20_Paragraph_20_Font"><text:span text:style-name="T2">ac igitur in-<text:line-break/></text:span></text:span>scr<text:span text:style-name="Default_20_Paragraph_20_Font"><text:span text:style-name="T2">uta victus ratione iis succurrendum esu Eadem vero<text:line-break/>ratione quemadmodum ex hieme ad ver, sic etiam ex<text:line-break/>vere ad aestatem deveniendum, cibos quidem demendo,</text:span></text:span></text:p>
      <text:p text:style-name="P3"><text:span text:style-name="Default_20_Paragraph_20_Font"><text:span text:style-name="T2">potum vero augendo , ad cumque modum contraria ad-<text:line-break/>hibendo, ex aestate ad hiemem perveniendum. An au-<text:line-break/>tumno contra cibi quidem ma</text:span></text:span>j<text:span text:style-name="Default_20_Paragraph_20_Font"><text:span text:style-name="T2">ore copia et sicciores<text:line-break/>exhibendi et obsonia ad eundem modum; potus etiam<text:line-break/>pauciores et meraciores , ut homo commodam degat hie-<text:line-break/>mem et pot</text:span></text:span>i<text:span text:style-name="Default_20_Paragraph_20_Font"><text:span text:style-name="T2">bus utatur meracioribus et paucis eiblique<text:line-break/>quamplurimis et siccissimis.</text:span></text:span> s<text:span text:style-name="Default_20_Paragraph_20_Font"><text:span text:style-name="T2">ta enim cum vel maxime<text:line-break/>calebit, tum minime frigus sentiet, quum haec anni<text:line-break/>tempestas admodum sit feigida et humida.</text:span></text:span></text:p>
      <text:p text:style-name="P2">Praesens institutio clara est, ne<text:span text:style-name="Default_20_Paragraph_20_Font"><text:span text:style-name="T2">o</text:span></text:span> interprete opus ha-<text:line-break/>bet, quum PoIybus manifesta omnibus reddiderit, neque<text:line-break/>obscurae cujusdam methodi investigatore. Verum ut verba<text:line-break/>jacent, ita quoque per se satia innotescunt.</text:p>
      <text:h text:style-name="Heading_20_2" text:outline-level="2"><text:bookmark-start text:name="bookmark0"/><text:span text:style-name="Default_20_Paragraph_20_Font">V.</text:span><text:bookmark-end text:name="bookmark0"/></text:h>
      <text:p text:style-name="Normal"><text:span text:style-name="Default_20_Paragraph_20_Font"><text:span text:style-name="T2">Cor</text:span></text:span>p<text:span text:style-name="Default_20_Paragraph_20_Font"><text:span text:style-name="T2">o</text:span></text:span>ri<text:span text:style-name="Default_20_Paragraph_20_Font"><text:span text:style-name="T2">bus cero carnosis, mollior</text:span></text:span>i<text:span text:style-name="Default_20_Paragraph_20_Font"><text:span text:style-name="T2">bus, rubris confert sune</text:span></text:span></text:p>
      <text:p text:style-name="P3"><text:span text:style-name="Default_20_Paragraph_20_Font"><text:span text:style-name="T2">ma</text:span></text:span>i<text:span text:style-name="Default_20_Paragraph_20_Font"><text:span text:style-name="T2">orem anni partem sicciore victus ratione uti, humida<text:line-break/>namque eorum corporum natura est.</text:span></text:span></text:p>
      <text:p text:style-name="P2">Quemadmodum tempestatum differentiae diversam vi-<text:line-break/>ctus rationem ostendunt, sic etiam corporum habitus, ad<text:line-break/>quorum enarrationem descendit, sermone de anni tempe-<text:line-break/>rihus absoluto. Sed ut in anni tempestatibus convenien-<text:line-break/>tem vivendi modum, ita in corporum speciebus ostendit.<text:line-break/>Etenim carnosi, molles, rubicundi ex temperamenti humi-<text:line-break/>ditate tales evaserunt. Oppositi vero his affecti, de qui-<text:line-break/>bus mox dicturus est, ob siccitatem. Convenit igitur hu-<text:line-break/>midos sicciore diaeta uti; siccos, humidiore. Atque si<text:line-break/>haec vera pronunciata sunt, nimirum temperati, victu<text:line-break/>temperato utentur. Voco autem temperatos neque obe-<text:line-break/><text:span text:style-name="Default_20_Paragraph_20_Font"><text:span text:style-name="T2">sio</text:span></text:span>s neque graciles, sed quadratos, bene carnosos appellant.</text:p>
      <text:h text:style-name="Heading_20_2" text:outline-level="2">VI.</text:h>
      <text:p text:style-name="Normal"><text:span text:style-name="Default_20_Paragraph_20_Font"><text:span text:style-name="T2">Duros vero , graciles , sulco</text:span></text:span>s <text:span text:style-name="Default_20_Paragraph_20_Font"><text:span text:style-name="T2">et nigros humidiore victu</text:span></text:span></text:p>
      <text:p text:style-name="P1"><text:span text:style-name="Default_20_Paragraph_20_Font"><text:span text:style-name="T2">d</text:span></text:span>i<text:span text:style-name="Default_20_Paragraph_20_Font"><text:span text:style-name="T2">uturnior</text:span></text:span>i t<text:span text:style-name="Default_20_Paragraph_20_Font"><text:span text:style-name="T2">e</text:span></text:span>m<text:span text:style-name="Default_20_Paragraph_20_Font"><text:span text:style-name="T2">pore ut</text:span></text:span>i o<text:span text:style-name="Default_20_Paragraph_20_Font"><text:span text:style-name="T2">p</text:span></text:span>o<text:span text:style-name="Default_20_Paragraph_20_Font"><text:span text:style-name="T2">r</text:span></text:span>t<text:span text:style-name="Default_20_Paragraph_20_Font"><text:span text:style-name="T2">et. </text:span></text:span>N<text:span text:style-name="Default_20_Paragraph_20_Font"><text:span text:style-name="T2">a</text:span></text:span>m <text:span text:style-name="Default_20_Paragraph_20_Font"><text:span text:style-name="T2">huju</text:span></text:span>smo<text:span text:style-name="Default_20_Paragraph_20_Font"><text:span text:style-name="T2">d</text:span></text:span>i <text:span text:style-name="Default_20_Paragraph_20_Font"><text:span text:style-name="T2">c</text:span></text:span>o<text:span text:style-name="Default_20_Paragraph_20_Font"><text:span text:style-name="T2">r-<text:line-break/>p</text:span></text:span>o<text:span text:style-name="Default_20_Paragraph_20_Font"><text:span text:style-name="T2">ra sicca sunt.</text:span></text:span></text:p>
      <text:p text:style-name="P2">Temperamentorum notas perfecte in commentariis de<text:line-break/>temperaturis scripsimus, ubi rigidos, hoc est duros, con-<text:line-break/>tractus, id est graciles,. siccioris esse temperamenti, sicut<text:line-break/>nigros quoque docuimus. At rufos non temperamento sic-<text:line-break/>cos, fed his colore ricinos, quos flavos nominant, esse<text:line-break/>diximus; quoniam et flava bilis temperamento sicca est.<text:line-break/>Verum librorum scriptores nonnulli interdum vocabulis<text:line-break/>haud accurate utentes rerum disciplinam confundu<text:span text:style-name="Default_20_Paragraph_20_Font"><text:span text:style-name="T2">n</text:span></text:span>t. Sic<text:line-break/>enim nonnulli Germanos vocant flavos, etsi tales non sint,<text:line-break/>si velit aliquis accurate nuncupare, fed russi Reliqua in<text:line-break/>fermone praecedenti vere simulque manifeste dicta fluit.</text:p>
      <text:h text:style-name="Heading_20_2" text:outline-level="2">VII.<text:tab/><text:span text:style-name="Default_20_Paragraph_20_Font"><text:span text:style-name="T2">, sso -m</text:span></text:span> L</text:h>
      <text:p text:style-name="Normal"><text:span text:style-name="Default_20_Paragraph_20_Font"><text:span text:style-name="T2">Junioribus c</text:span></text:span>o<text:span text:style-name="Default_20_Paragraph_20_Font"><text:span text:style-name="T2">rp</text:span></text:span>o<text:span text:style-name="Default_20_Paragraph_20_Font"><text:span text:style-name="T2">ribus c</text:span></text:span>o<text:span text:style-name="Default_20_Paragraph_20_Font"><text:span text:style-name="T2">nfert tu</text:span></text:span>m <text:span text:style-name="Default_20_Paragraph_20_Font"><text:span text:style-name="T2">moll</text:span></text:span>i<text:span text:style-name="Default_20_Paragraph_20_Font"><text:span text:style-name="T2">ori. tu</text:span></text:span>m <text:span text:style-name="Default_20_Paragraph_20_Font"><text:span text:style-name="T2">hum</text:span></text:span>i<text:span text:style-name="Default_20_Paragraph_20_Font"><text:span text:style-name="T2">d</text:span></text:span>io<text:span text:style-name="Default_20_Paragraph_20_Font"><text:span text:style-name="T2">ri</text:span></text:span></text:p>
      <text:p text:style-name="P1"><text:span text:style-name="Default_20_Paragraph_20_Font"><text:span text:style-name="T2">v</text:span></text:span>i<text:span text:style-name="Default_20_Paragraph_20_Font"><text:span text:style-name="T2">ctu uti; haec eni</text:span></text:span>m <text:span text:style-name="Default_20_Paragraph_20_Font"><text:span text:style-name="T2">aestas sicca est et e</text:span></text:span>o<text:span text:style-name="Default_20_Paragraph_20_Font"><text:span text:style-name="T2">rum corp</text:span></text:span>o<text:span text:style-name="Default_20_Paragraph_20_Font"><text:span text:style-name="T2">ra<text:line-break/></text:span></text:span>i<text:span text:style-name="Default_20_Paragraph_20_Font"><text:span text:style-name="T2">nduruerun</text:span></text:span>t. <text:span text:style-name="Default_20_Paragraph_20_Font"><text:span text:style-name="T2">senes ver</text:span></text:span>o <text:span text:style-name="Default_20_Paragraph_20_Font"><text:span text:style-name="T2">sicciore v</text:span></text:span>i<text:span text:style-name="Default_20_Paragraph_20_Font"><text:span text:style-name="T2">ctu</text:span></text:span>s m<text:span text:style-name="Default_20_Paragraph_20_Font"><text:span text:style-name="T2">odo</text:span></text:span>. p<text:span text:style-name="Default_20_Paragraph_20_Font"><text:span text:style-name="T2">lur</text:span></text:span>i<text:span text:style-name="Default_20_Paragraph_20_Font"><text:span text:style-name="T2">mam<text:line-break/>temporis par</text:span></text:span>t<text:span text:style-name="Default_20_Paragraph_20_Font"><text:span text:style-name="T2">e</text:span></text:span>m <text:span text:style-name="Default_20_Paragraph_20_Font"><text:span text:style-name="T2">degere opor</text:span></text:span>t<text:span text:style-name="Default_20_Paragraph_20_Font"><text:span text:style-name="T2">e</text:span></text:span>t<text:span text:style-name="Default_20_Paragraph_20_Font"><text:span text:style-name="T2">; na</text:span></text:span>m <text:span text:style-name="Default_20_Paragraph_20_Font"><text:span text:style-name="T2">ea aeta</text:span></text:span>t<text:span text:style-name="Default_20_Paragraph_20_Font"><text:span text:style-name="T2">e humida,<text:line-break/>m</text:span></text:span>o<text:span text:style-name="Default_20_Paragraph_20_Font"><text:span text:style-name="T2">llia et su da sunt corp</text:span></text:span>o<text:span text:style-name="Default_20_Paragraph_20_Font"><text:span text:style-name="T2">ra.</text:span></text:span></text:p>
      <text:p text:style-name="P2">Ad aetates digressus imperfectam divisionem fecit, qui<text:line-break/>eas in quatuor, sed duas tantum differentias non secuerit.<text:line-break/>Nam si victus modi indicationem ab aetatum - tempera-<text:line-break/>mentis accepturus erat, certe conveniebat, ut quatuor<text:line-break/>strui temperamenta; sic aetates quoque in quatuor partes<text:line-break/>secare, ac humidam et calidam statuere puerorum, siccam<text:line-break/>et calidam florentium, siccam et frigidam declinantium,<text:line-break/>humidam et frigidam fenum. At puerorum quidem hu-<text:line-break/>mistam esse aetatem convenit, quod in alio temperamento<text:line-break/>corporum incrementum fieri nequeat. Florenti vero, quo-<text:line-break/>niam praeter modum calidior et siccior est, contrario con-<text:line-break/>fert uti rictu, quemadmodum et vigore decrescentibus.</text:p>
      <text:p text:style-name="P1">At de senum aetate non mediocris quaestio est, ab omni-<text:line-break/>bus propemodum neglecta, de qua post paululum dicturi<text:line-break/>fumus, ubi sermonem de prioribus aetatibus absolverimus.<text:line-break/>Nam si in confesso est pueros plus humiditatis habere<text:line-break/>quam integre fanis conferat; plus item caloris ,. haud<text:line-break/>enim simpliciter calidi sunt ut juvenes, fed innato calore;<text:line-break/>qui temperatus est, in probo sanguine consistens, media<text:line-break/>inter pueros et juvenes, quae est puberum et adolefcen-<text:line-break/>tinm <text:span text:style-name="Default_20_Paragraph_20_Font"><text:span text:style-name="T2">ae</text:span></text:span>t<text:span text:style-name="Default_20_Paragraph_20_Font"><text:span text:style-name="T2">a</text:span></text:span>s,. in optimo nimirum temperamento consistet.<text:line-break/>Quum autem optimum medium est, etiam victum tempe-<text:line-break/>ramento medium adhibere convenit, qui nec humidius , nec<text:line-break/>siccius, vel calidius, vel frigidius ipforum corpus efficiat.<text:line-break/>Puerorum sane <text:span text:style-name="Default_20_Paragraph_20_Font"><text:span text:style-name="T2">corpu</text:span></text:span>s etsi humidius quam salubris habi-<text:line-break/>tus postulat, non tamen exiccandum. Hoc enim modo<text:line-break/>ne ipsa crescerent prohiberemus. Verum de senibus, quo-<text:line-break/>niam nonnulli; ipsius humidos, aliqui siccos, utrique indefi-<text:line-break/>nite djxernnt, distinguendum nobis venit quatenus sint<text:line-break/>sicci, quatenus humidi. osten<text:span text:style-name="Default_20_Paragraph_20_Font"><text:span text:style-name="T2">t</text:span></text:span>um id est in opere de</text:p>
      <text:p text:style-name="P1">temperamentis. Ipsis enim solidis corporis partibus sic-<text:line-break/>cos esse declaravimus. Quia vero multis ob temperamenti<text:line-break/>frigiditatem excrementis abundant, humidi- nominantur.<text:line-break/>Ratio igitur est contrariam ac duplicem ab hac aetate<text:line-break/>indicationem medicis fieri, tum propter temperamenti par-<text:line-break/>tium solidarum, quae humectari cupiunt, siccitatem ; tum ob<text:line-break/>humidorum superfluitatem, quae exiccari postulant. Pro-<text:line-break/>inde quae utraque quonam modo observes-, absolute tra-<text:line-break/>ditum est in opere de tuenda valetudine. In praesenti<text:line-break/>vero oratione fiatis^ fuerit summam eorum quae isthic de-<text:line-break/>scripsimus, paucis indicare. Cibi quidem et potus alloquor<text:line-break/>univerfa [cepum habeant humectandi et calefaciendi, quan-<text:line-break/>tum scilicet humectare et calefacere fenum corporis soli-<text:line-break/>das partes decet, quae solae etiam proprie nominantibus<text:line-break/>partes existunt. Rursus autem de pituitosiorum excremen-<text:line-break/>torum evacuatione prius considerandum est. Proinde si ex<text:line-break/>opere de temperamentis repetas, drfcnsque artificio ac fici-</text:p>
      <text:p text:style-name="P1">entia peculiare senum temperamentum frigidum esse et<text:line-break/>siccum , humiditatem vero ascititium propter pituitae re-<text:line-break/>crementorum generationem ipsos . habere ri digressus etiam<text:line-break/>inde ad sanitatis tuendae libros una condiscas quis<text:line-break/>diaetae modus senibus sit praescribendus ; luculenter intel-<text:line-break/>liges quodnihilin praescripta aerie definitum drstinctum-<text:line-break/>que fit. Neque enim bifariam hominum vita dividenda<text:line-break/>erat; neque fenum corpora mollia et humida dicere opor-<text:line-break/>tehat; neque quod siccis ipsius temperamento alimentis uti<text:line-break/>co<text:span text:style-name="Default_20_Paragraph_20_Font"><text:span text:style-name="T2">n</text:span></text:span>veniret. Quum enim. juvenes dixit compacta corpora<text:line-break/>habere et temperamento esse siccos, fatis constat de flo-<text:line-break/>reutibus susum verba fecisse et hos nominasse juvenes.<text:line-break/>omisit ergo et puerorum aetatem et declinantium, utque<text:line-break/>ego arbitror et temperatissimam, quae inter pueros et<text:line-break/>florentes media consistit. Atqui obscurum non est, vel<text:line-break/>ipfummet orationem suam suspectam habere. <text:span text:style-name="Default_20_Paragraph_20_Font"><text:span text:style-name="T2">r</text:span></text:span>Non enim<text:line-break/>simpliciter ait seniores rictu sicciore alendos, sed adjecit,<text:line-break/>magna ex parte. ldem namque id erat ac si dixisset, non</text:p>
      <text:p text:style-name="P1">perpetuo; quod certe neque habitui corporis, neque aetati<text:line-break/>asteri apposuit; quoniam suam cuique corpori diaetam<text:line-break/>semper oportet instituere.</text:p>
      <text:h text:style-name="Heading_20_2" text:outline-level="2">VHI.</text:h>
      <text:p text:style-name="P4"><text:span text:style-name="Default_20_Paragraph_20_Font"><text:span text:style-name="T2">Quare pro aetate, tempestate, consuetudine, regione, loco,<text:line-break/>corporum habitu</text:span></text:span> D<text:span text:style-name="Default_20_Paragraph_20_Font"><text:span text:style-name="T2">ictus ratio instituenda est, reluctan-<text:line-break/>dumque constitutionibus, aestatibus et brumis ; ita nam-<text:line-break/>que optima valetudo consequetur.</text:span></text:span></text:p>
      <text:p text:style-name="P2">Totus hic sermo et vere et clare ab eo dictus est,<text:line-break/>jam saepe in pluribus commentariis nobis absolutus.</text:p>
      <text:h text:style-name="Heading_20_2" text:outline-level="2"><text:bookmark-start text:name="bookmark2"/><text:span text:style-name="Default_20_Paragraph_20_Font">IX.</text:span><text:bookmark-end text:name="bookmark2"/></text:h>
      <text:p text:style-name="P4"><text:span text:style-name="Default_20_Paragraph_20_Font"><text:span text:style-name="T2">Ac hieme quidem celeriter incedendum aestate</text:span></text:span> u<text:span text:style-name="Default_20_Paragraph_20_Font"><text:span text:style-name="T2">ero con-<text:line-break/>quiescendum est, ntst per falis ardorem iter sit fac</text:span></text:span>i-<text:line-break/><text:span text:style-name="Default_20_Paragraph_20_Font"><text:span text:style-name="T2">en dum.</text:span></text:span></text:p>
      <text:p text:style-name="P3">Quomodo incedendum sit in quaque anni parte docet.<text:line-break/>Hieme quidem exiccans calefaciensque ambulatio deli-<text:line-break/>genda; aestate contrarius Inopus convenit, nisi per fotam,<text:line-break/>ait; iter faciendum. Tunc enim iter maturandum, oci-<text:line-break/>usque eam quae per hunc incessum oboritur. Siccitatem<text:line-break/>et calorem vitare oportet.</text:p>
      <text:h text:style-name="Heading_20_2" text:outline-level="2">X.</text:h>
      <text:p text:style-name="P4"><text:span text:style-name="Default_20_Paragraph_20_Font"><text:span text:style-name="T2">Corpulentos autem celerius, graciles vero lenius</text:span></text:span> i<text:span text:style-name="Default_20_Paragraph_20_Font"><text:span text:style-name="T2">ter facere<text:line-break/>convenit. Balneis etiam multis per aestatem, at per<text:line-break/>hiemem paucis utendum. Duris cero magis quam car-<text:line-break/>nosts.</text:span></text:span></text:p>
      <text:p text:style-name="P2">Celer motus calorem plus fatis inaugens corpus col-<text:line-break/>liquat. Ex lento calor mediocris tum sanguinem felicius<text:line-break/>generat, tum nutrit plenius; eoque animantibus in pro-<text:line-break/>ham alimoniam simul vertitur.</text:p>
      <text:h text:style-name="P12" text:outline-level="2">XI.</text:h>
      <text:p text:style-name="P4"><text:span text:style-name="Default_20_Paragraph_20_Font"><text:span text:style-name="T2">Et hie</text:span></text:span>m<text:span text:style-name="Default_20_Paragraph_20_Font"><text:span text:style-name="T2">e qu</text:span></text:span>i<text:span text:style-name="Default_20_Paragraph_20_Font"><text:span text:style-name="T2">de</text:span></text:span>m <text:span text:style-name="Default_20_Paragraph_20_Font"><text:span text:style-name="T2">vestes puras</text:span></text:span> i<text:span text:style-name="Default_20_Paragraph_20_Font"><text:span text:style-name="T2">ndecere conven</text:span></text:span>it, <text:span text:style-name="Default_20_Paragraph_20_Font"><text:span text:style-name="T2">aestate<text:line-break/>vero oleo</text:span></text:span> i<text:span text:style-name="Default_20_Paragraph_20_Font"><text:span text:style-name="T2">mbu</text:span></text:span>t<text:span text:style-name="Default_20_Paragraph_20_Font"><text:span text:style-name="T2">as.</text:span></text:span></text:p>
      <text:p text:style-name="P5">Quid sane scriptor doctius consideravit eo quod ab<text:line-break/>omnibus dictum est interpretibus ipsis noverit. Nam si<text:line-break/>puras vestes hieme censet gestandas , quod magis calefacis .<text:line-break/>aut vel etiam perfpiratum non impediant, oleo autem<text:line-break/>infectas per aestatem, aut quod refrigere<text:span text:style-name="Default_20_Paragraph_20_Font"><text:span text:style-name="T2">n</text:span></text:span>t, aut quod per-<text:line-break/>fpiratum obturent, <text:span text:style-name="Default_20_Paragraph_20_Font"><text:span text:style-name="T2">s</text:span></text:span>ermonem non probo. Etenim ex puris<text:line-break/>vestimentis quae densam ac frequentem filorum texturam<text:line-break/>habent, maxime vero si fuerint detrita velamina , resti-<text:line-break/>gerant. His. igitur uti commodius est. Quippe oleo<text:line-break/>insueta fordida plane sunt; nemo autem elegantiorem<text:line-break/>hominum fordidas vestes sustinet, praesertim aestate. Quin<text:line-break/>etiam infecta puris temporis fpatio magis calefaciunt,<text:line-break/>licet primo occurfu fuerint frigidissima.</text:p>
      <text:h text:style-name="P12" text:outline-level="2">XII.</text:h>
      <text:p text:style-name="Normal"><text:span text:style-name="Default_20_Paragraph_20_Font"><text:span text:style-name="T2">Criiijos autem</text:span></text:span> o<text:span text:style-name="Default_20_Paragraph_20_Font"><text:span text:style-name="T2">p</text:span></text:span>o<text:span text:style-name="Default_20_Paragraph_20_Font"><text:span text:style-name="T2">r</text:span></text:span>t<text:span text:style-name="Default_20_Paragraph_20_Font"><text:span text:style-name="T2">et qu</text:span></text:span>i<text:span text:style-name="Default_20_Paragraph_20_Font"><text:span text:style-name="T2">que</text:span></text:span> t<text:span text:style-name="Default_20_Paragraph_20_Font"><text:span text:style-name="T2">enuessieri v</text:span></text:span>o<text:span text:style-name="Default_20_Paragraph_20_Font"><text:span text:style-name="T2">lun</text:span></text:span>t <text:span text:style-name="Default_20_Paragraph_20_Font"><text:span text:style-name="T2">eos labo-<text:line-break/>. re</text:span></text:span>s <text:span text:style-name="Default_20_Paragraph_20_Font"><text:span text:style-name="T2">omne</text:span></text:span>s j<text:span text:style-name="Default_20_Paragraph_20_Font"><text:span text:style-name="T2">esuno</text:span></text:span>s <text:span text:style-name="Default_20_Paragraph_20_Font"><text:span text:style-name="T2">sub</text:span></text:span>i<text:span text:style-name="Default_20_Paragraph_20_Font"><text:span text:style-name="T2">re, e</text:span></text:span>t <text:span text:style-name="Default_20_Paragraph_20_Font"><text:span text:style-name="T2">adhuc ex labore anhelante</text:span></text:span>s<text:line-break/><text:span text:style-name="Default_20_Paragraph_20_Font"><text:span text:style-name="T2">necdum resmgera</text:span></text:span>t<text:span text:style-name="Default_20_Paragraph_20_Font"><text:span text:style-name="T2">o</text:span></text:span>s <text:span text:style-name="Default_20_Paragraph_20_Font"><text:span text:style-name="T2">c</text:span></text:span>i<text:span text:style-name="Default_20_Paragraph_20_Font"><text:span text:style-name="T2">bum a</text:span></text:span>bsum<text:span text:style-name="Default_20_Paragraph_20_Font"><text:span text:style-name="T2">ere, unumque priu</text:span></text:span>s<text:line-break/><text:span text:style-name="Default_20_Paragraph_20_Font"><text:span text:style-name="T2">b</text:span></text:span>i<text:span text:style-name="Default_20_Paragraph_20_Font"><text:span text:style-name="T2">bere d</text:span></text:span>ila<text:span text:style-name="Default_20_Paragraph_20_Font"><text:span text:style-name="T2">tum ac non persu</text:span></text:span>igi<text:span text:style-name="Default_20_Paragraph_20_Font"><text:span text:style-name="T2">dum. obson</text:span></text:span>i<text:span text:style-name="Default_20_Paragraph_20_Font"><text:span text:style-name="T2">a quoque<text:line-break/>ex sesam</text:span></text:span>is <text:span text:style-name="Default_20_Paragraph_20_Font"><text:span text:style-name="T2">aut c</text:span></text:span>o<text:span text:style-name="Default_20_Paragraph_20_Font"><text:span text:style-name="T2">nd</text:span></text:span>i<text:span text:style-name="Default_20_Paragraph_20_Font"><text:span text:style-name="T2">men</text:span></text:span>tis <text:span text:style-name="Default_20_Paragraph_20_Font"><text:span text:style-name="T2">al</text:span></text:span>iis<text:span text:style-name="Default_20_Paragraph_20_Font"><text:span text:style-name="T2">que</text:span></text:span> i<text:span text:style-name="Default_20_Paragraph_20_Font"><text:span text:style-name="T2">d genu</text:span></text:span>s <text:span text:style-name="Default_20_Paragraph_20_Font"><text:span text:style-name="T2">appara</text:span></text:span>t<text:span text:style-name="Default_20_Paragraph_20_Font"><text:span text:style-name="T2">a<text:line-break/>a</text:span></text:span>bsum<text:span text:style-name="Default_20_Paragraph_20_Font"><text:span text:style-name="T2">ere. Atque sin</text:span></text:span>t <text:span text:style-name="Default_20_Paragraph_20_Font"><text:span text:style-name="T2">p</text:span></text:span>i<text:span text:style-name="Default_20_Paragraph_20_Font"><text:span text:style-name="T2">nguia quae obson</text:span></text:span>i<text:span text:style-name="Default_20_Paragraph_20_Font"><text:span text:style-name="T2">a</text:span></text:span> o<text:span text:style-name="Default_20_Paragraph_20_Font"><text:span text:style-name="T2">fferun</text:span></text:span>t<text:span text:style-name="Default_20_Paragraph_20_Font"><text:span text:style-name="T2">ur.<text:line-break/>sic en</text:span></text:span>i<text:span text:style-name="Default_20_Paragraph_20_Font"><text:span text:style-name="T2">m a pauc</text:span></text:span>ijsimi<text:span text:style-name="Default_20_Paragraph_20_Font"><text:span text:style-name="T2">s bellar</text:span></text:span>iis <text:span text:style-name="Default_20_Paragraph_20_Font"><text:span text:style-name="T2">impleantur.</text:span></text:span></text:p>
      <text:p text:style-name="P2">Quod in textus fine dictum est, puta, <text:span text:style-name="Default_20_Paragraph_20_Font"><text:span text:style-name="T2">sic en</text:span></text:span>i<text:span text:style-name="Default_20_Paragraph_20_Font"><text:span text:style-name="T2">m pau-<text:line-break/>c</text:span></text:span>i/<text:span text:style-name="Default_20_Paragraph_20_Font"><text:span text:style-name="T2">stm</text:span></text:span>is sat<text:span text:style-name="Default_20_Paragraph_20_Font"><text:span text:style-name="T2">urantur, </text:span></text:span>nonnulli de omnibus commemoratis<text:line-break/>dictum esse confirmant; quidam de solis obsoniis, quae<text:line-break/>ex sesamis et similibus aliisque multis quibusdam prae-<text:line-break/>parari juhet. Praedicta sunt: suj<text:span text:style-name="Default_20_Paragraph_20_Font"><text:span text:style-name="T2">unum exercer</text:span></text:span>i; hoc enim<text:line-break/>manifesto- vacuat, sicut a cibo <text:span text:style-name="Default_20_Paragraph_20_Font"><text:span text:style-name="T2">labor</text:span></text:span> implet. Huc accedit<text:line-break/>illud , adhuc ab exercitiis anhelantes cibum assumere,<text:line-break/>s calore nondum in eis discusso, neque corpore refrigerato;</text:p>
      <text:p text:style-name="P1">quam causam esse, quo quis celeriter impleatur manifeste<text:line-break/>apparet. Si vero alia quadam ratione hujus libri auctor<text:line-break/>corpus attenuare conatur; id nobis obscurum esu Quod<text:line-break/>tamen plerisque hoc obstructiones in visceribus ac maxime<text:line-break/>in hepate produxit, accurate novimus : quemadmodum et<text:line-break/>celeres a cibo exercitationes. Adde etiam quod balnea<text:line-break/>arctos in jecinore transitus alimenti habentibus obstru-<text:line-break/>ctiones efficiunt. Dictum est mihi de his omnibus simul<text:line-break/>cum peculiaribus distinctionibus in opere de . sanitate<text:line-break/>tuenda. Restat ut de ipsa verborum ferie disceptemus;<text:line-break/>ubi ait . <text:span text:style-name="Default_20_Paragraph_20_Font"><text:span text:style-name="T2">et vinum non perfe</text:span></text:span>i<text:span text:style-name="Default_20_Paragraph_20_Font"><text:span text:style-name="T2">gidu</text:span></text:span>m <text:span text:style-name="Default_20_Paragraph_20_Font"><text:span text:style-name="T2">prius bibere. </text:span></text:span>Ut enim<text:line-break/>frigidum esse jubet, non autem insigniter frigidum, ita<text:line-break/>fermonem deduxit. Atqui non prorsus copiosum vinum<text:line-break/>ab exercitiis statim bibendum censet, fed aquam prius;<text:line-break/>quemadmodum athletae faciunt, id experientia edocti.<text:line-break/>Caput enim alnum conscendit .et si post balneum statim<text:line-break/>ante alios omnes cibos et potus bibatur. Non tamen fri-<text:line-break/>gulae potio ab exercitiis, nisi calidum praebibas, tuta esu</text:p>
      <text:p text:style-name="P3">Nam et ipsa ventrem, tum jecur manifesto laedit, quo-<text:line-break/>rumdarn quoque nervos. Attamen habitus frigidum vinum<text:line-break/>corroborat. Vult autem horum scriptor ipsos solvere.<text:line-break/>Forsitan alio modo quid scriptum erat; verum peccavit<text:line-break/>qui idem postea apposuerit. . Multa siquidem ejusmodi<text:line-break/>etiamnum accidere videntur; cum pro eo quod est, neque<text:line-break/>ex toto calidum, non peririgidum scribere ipsum conve-<text:line-break/>alat. Nam qui cibum adhuc anhelantibus offerendum<text:line-break/>judicat, corpori -videlicet multis vaporibus pleno, volet<text:line-break/>etiam vini calidi potione magis <text:span text:style-name="Default_20_Paragraph_20_Font"><text:span text:style-name="T2">sut</text:span></text:span>os implere. Quum<text:line-break/>autem perealidum frigido similiter contrahat ventrem et<text:line-break/>corroboret, idem efficere observatur.</text:p>
      <text:h text:style-name="Heading_20_2" text:outline-level="2">xiii</text:h>
      <text:p text:style-name="P4"><text:span text:style-name="Default_20_Paragraph_20_Font"><text:span text:style-name="T2">sed et semel</text:span></text:span> t<text:span text:style-name="Default_20_Paragraph_20_Font"><text:span text:style-name="T2">antum die c</text:span></text:span>i<text:span text:style-name="Default_20_Paragraph_20_Font"><text:span text:style-name="T2">bu</text:span></text:span>m <text:span text:style-name="Default_20_Paragraph_20_Font"><text:span text:style-name="T2">aff</text:span></text:span>i<text:span text:style-name="Default_20_Paragraph_20_Font"><text:span text:style-name="T2">m</text:span></text:span>a<text:span text:style-name="Default_20_Paragraph_20_Font"><text:span text:style-name="T2">re, supersedere bat-<text:line-break/>nei</text:span></text:span>s, <text:span text:style-name="Default_20_Paragraph_20_Font"><text:span text:style-name="T2">duri</text:span></text:span>t<text:span text:style-name="Default_20_Paragraph_20_Font"><text:span text:style-name="T2">er</text:span></text:span> c<text:span text:style-name="Default_20_Paragraph_20_Font"><text:span text:style-name="T2">ubare nudumque</text:span></text:span> o<text:span text:style-name="Default_20_Paragraph_20_Font"><text:span text:style-name="T2">bambulare, qu</text:span></text:span>o<text:span text:style-name="Default_20_Paragraph_20_Font"><text:span text:style-name="T2">ad e</text:span></text:span>j<text:span text:style-name="Default_20_Paragraph_20_Font"><text:span text:style-name="T2">u</text:span></text:span>s<text:line-break/>/t<text:span text:style-name="Default_20_Paragraph_20_Font"><text:span text:style-name="T2">er</text:span></text:span>i <text:span text:style-name="Default_20_Paragraph_20_Font"><text:span text:style-name="T2">q</text:span></text:span>u<text:span text:style-name="Default_20_Paragraph_20_Font"><text:span text:style-name="T2">ea</text:span></text:span>t, <text:span text:style-name="Default_20_Paragraph_20_Font"><text:span text:style-name="T2">opor</text:span></text:span>t<text:span text:style-name="Default_20_Paragraph_20_Font"><text:span text:style-name="T2">et.</text:span></text:span></text:p>
      <text:p text:style-name="P3">Melius dixisset cibi modicum <text:span text:style-name="Default_20_Paragraph_20_Font"><text:span text:style-name="T2">t</text:span></text:span>umere quam semel<text:line-break/>tantum cibum <text:span text:style-name="Default_20_Paragraph_20_Font"><text:span text:style-name="T2">t</text:span></text:span>umere. Quidam enim semel die cibo<text:line-break/>utentium multo plura assumunt, quam qui bis eo utun-<text:line-break/>tur. Quemadmodum lavacrum corpus excalfaciens, prae-<text:line-break/>sertim extrinsecus, ad alimenti distributionem et.distribu-<text:line-break/>torum appositionem conducit; eadem ratione lotionis pe-<text:line-break/>nuria contraria perficit. Durum cubile corpus molestat,<text:line-break/>contrahit et adstringit, ideoque in omnem partem luere-<text:line-break/>mentum ipsius impedit. Eadem ratione nudum obambu-<text:line-break/>lare omnes intumas ad cutem partes refrigerat; calorem<text:line-break/>etiam in altum et. viscera cogit, ut cibi probe quidem<text:line-break/>concoquantur; verum in omne corpus ferri prohibet.</text:p>
      <text:h text:style-name="Heading_20_2" text:outline-level="2">XIV.</text:h>
      <text:p text:style-name="P4"><text:span text:style-name="Default_20_Paragraph_20_Font"><text:span text:style-name="T2">Qui ver</text:span></text:span>o t<text:span text:style-name="Default_20_Paragraph_20_Font"><text:span text:style-name="T2">enue</text:span></text:span>s <text:span text:style-name="Default_20_Paragraph_20_Font"><text:span text:style-name="T2">quu</text:span></text:span>m sim <text:span text:style-name="Default_20_Paragraph_20_Font"><text:span text:style-name="T2">crassiore, espci v</text:span></text:span>o<text:span text:style-name="Default_20_Paragraph_20_Font"><text:span text:style-name="T2">lunt, tu</text:span></text:span>m<text:line-break/><text:span text:style-name="Default_20_Paragraph_20_Font"><text:span text:style-name="T2">al</text:span></text:span>i<text:span text:style-name="Default_20_Paragraph_20_Font"><text:span text:style-name="T2">a h</text:span></text:span>is <text:span text:style-name="Default_20_Paragraph_20_Font"><text:span text:style-name="T2">contraria fecere, </text:span></text:span>t<text:span text:style-name="Default_20_Paragraph_20_Font"><text:span text:style-name="T2">um sup</text:span></text:span>i<text:span text:style-name="Default_20_Paragraph_20_Font"><text:span text:style-name="T2">n</text:span></text:span>os <text:span text:style-name="Default_20_Paragraph_20_Font"><text:span text:style-name="T2">nullam exerc</text:span></text:span>i<text:span text:style-name="Default_20_Paragraph_20_Font"><text:span text:style-name="T2">ta-<text:line-break/></text:span></text:span>ti<text:span text:style-name="Default_20_Paragraph_20_Font"><text:span text:style-name="T2">one</text:span></text:span>m i<text:span text:style-name="Default_20_Paragraph_20_Font"><text:span text:style-name="T2">pso</text:span></text:span>s <text:span text:style-name="Default_20_Paragraph_20_Font"><text:span text:style-name="T2">sub</text:span></text:span>i<text:span text:style-name="Default_20_Paragraph_20_Font"><text:span text:style-name="T2">re oportet.</text:span></text:span></text:p>
      <text:p text:style-name="P3">Contraria superioribus crassis sunt; neque anhelantes<text:line-break/>ex labore epulas assumere , sed ubi jam fecundum natu-<text:line-break/>ram respiraverim; neque semel tantum cibum sumere,<text:line-break/>verum aut bis aut etiam ter comedere. Sic abstinentiae<text:line-break/>balneorum contraria qui facit, bis lavabit, semper autem<text:line-break/>ab epulis alterum lavacrum ingrediens, nonnunquam et<text:line-break/>primum. Pari modo ad exercitia modica, lenta, aque<text:line-break/>post cibum accedet; Eadem vero ratione molliter cubare,<text:line-break/>non sine vestibus ambulare in aere his conducit. Pro-<text:line-break/>pterea gymnastae nonnulla exercitia, quae manuum confer-<text:line-break/>tione et corporum pugna, sic enim vocant ipsi, contiu-<text:line-break/>gunt, adhibent in iis quos carne implere conantur, vitan-<text:line-break/>tes ne corpore nudo exercendi incedant, neque cum com-<text:line-break/>plexu. E contrario, quos extenuare volunt, celeri exer-<text:line-break/>-citio et citra primum complexum movent.</text:p>
      <text:h text:style-name="Heading_20_2" text:outline-level="2">XU</text:h>
      <text:p text:style-name="Normal"><text:span text:style-name="Default_20_Paragraph_20_Font"><text:span text:style-name="T2">P</text:span></text:span>omi<text:span text:style-name="Default_20_Paragraph_20_Font"><text:span text:style-name="T2">t</text:span></text:span>i<text:span text:style-name="Default_20_Paragraph_20_Font"><text:span text:style-name="T2">on</text:span></text:span>i<text:span text:style-name="Default_20_Paragraph_20_Font"><text:span text:style-name="T2">bu</text:span></text:span>s <text:span text:style-name="Default_20_Paragraph_20_Font"><text:span text:style-name="T2">au</text:span></text:span>t<text:span text:style-name="Default_20_Paragraph_20_Font"><text:span text:style-name="T2">e</text:span></text:span>m <text:span text:style-name="Default_20_Paragraph_20_Font"><text:span text:style-name="T2">et</text:span></text:span> i<text:span text:style-name="Default_20_Paragraph_20_Font"><text:span text:style-name="T2">nfusi</text:span></text:span>s <text:span text:style-name="Default_20_Paragraph_20_Font"><text:span text:style-name="T2">alvum cluen</text:span></text:span>t<text:span text:style-name="Default_20_Paragraph_20_Font"><text:span text:style-name="T2">ibu</text:span></text:span>s <text:span text:style-name="Default_20_Paragraph_20_Font"><text:span text:style-name="T2">sic u</text:span></text:span>t<text:span text:style-name="Default_20_Paragraph_20_Font"><text:span text:style-name="T2">en-</text:span></text:span></text:p>
      <text:p text:style-name="P3"><text:span text:style-name="Default_20_Paragraph_20_Font"><text:span text:style-name="T2">du</text:span></text:span>m. <text:span text:style-name="Default_20_Paragraph_20_Font"><text:span text:style-name="T2">sex h</text:span></text:span>i<text:span text:style-name="Default_20_Paragraph_20_Font"><text:span text:style-name="T2">bern</text:span></text:span>i<text:span text:style-name="Default_20_Paragraph_20_Font"><text:span text:style-name="T2">s</text:span></text:span> m<text:span text:style-name="Default_20_Paragraph_20_Font"><text:span text:style-name="T2">ensibus. vo</text:span></text:span>mi<text:span text:style-name="Default_20_Paragraph_20_Font"><text:span text:style-name="T2">tus ciendus</text:span></text:span>, i<text:span text:style-name="Default_20_Paragraph_20_Font"><text:span text:style-name="T2">d en</text:span></text:span>i<text:span text:style-name="Default_20_Paragraph_20_Font"><text:span text:style-name="T2">m<text:line-break/></text:span></text:span>t<text:span text:style-name="Default_20_Paragraph_20_Font"><text:span text:style-name="T2">e</text:span></text:span>m<text:span text:style-name="Default_20_Paragraph_20_Font"><text:span text:style-name="T2">pus</text:span></text:span> a<text:span text:style-name="Default_20_Paragraph_20_Font"><text:span text:style-name="T2">est</text:span></text:span>i<text:span text:style-name="Default_20_Paragraph_20_Font"><text:span text:style-name="T2">v</text:span></text:span>o <text:span text:style-name="Default_20_Paragraph_20_Font"><text:span text:style-name="T2">p</text:span></text:span>it<text:span text:style-name="Default_20_Paragraph_20_Font"><text:span text:style-name="T2">ui</text:span></text:span>t<text:span text:style-name="Default_20_Paragraph_20_Font"><text:span text:style-name="T2">ae plus accumula</text:span></text:span>t <text:span text:style-name="Default_20_Paragraph_20_Font"><text:span text:style-name="T2">e</text:span></text:span>t <text:span text:style-name="Default_20_Paragraph_20_Font"><text:span text:style-name="T2">cap</text:span></text:span>it<text:span text:style-name="Default_20_Paragraph_20_Font"><text:span text:style-name="T2">e m</text:span></text:span>o<text:span text:style-name="Default_20_Paragraph_20_Font"><text:span text:style-name="T2">rbi<text:line-break/>e</text:span></text:span>t <text:span text:style-name="Default_20_Paragraph_20_Font"><text:span text:style-name="T2">reg</text:span></text:span>i<text:span text:style-name="Default_20_Paragraph_20_Font"><text:span text:style-name="T2">one</text:span></text:span>m <text:span text:style-name="Default_20_Paragraph_20_Font"><text:span text:style-name="T2">quae supra septum tran</text:span></text:span>sv<text:span text:style-name="Default_20_Paragraph_20_Font"><text:span text:style-name="T2">ersu</text:span></text:span>m <text:span text:style-name="Default_20_Paragraph_20_Font"><text:span text:style-name="T2">est, </text:span></text:span>o<text:span text:style-name="Default_20_Paragraph_20_Font"><text:span text:style-name="T2">bsi-<text:line-break/>dent. A</text:span></text:span>t <text:span text:style-name="Default_20_Paragraph_20_Font"><text:span text:style-name="T2">quum aestat</text:span></text:span>i<text:span text:style-name="Default_20_Paragraph_20_Font"><text:span text:style-name="T2">s ferv</text:span></text:span>o<text:span text:style-name="Default_20_Paragraph_20_Font"><text:span text:style-name="T2">r adsi</text:span></text:span>t, <text:span text:style-name="Default_20_Paragraph_20_Font"><text:span text:style-name="T2">cata</text:span></text:span>q<text:span text:style-name="Default_20_Paragraph_20_Font"><text:span text:style-name="T2">l</text:span></text:span>ys<text:span text:style-name="Default_20_Paragraph_20_Font"><text:span text:style-name="T2">ma</text:span></text:span>ii<text:span text:style-name="Default_20_Paragraph_20_Font"><text:span text:style-name="T2">s u</text:span></text:span>t<text:span text:style-name="Default_20_Paragraph_20_Font"><text:span text:style-name="T2">en-<text:line-break/>dum. </text:span></text:span>ff<text:span text:style-name="Default_20_Paragraph_20_Font"><text:span text:style-name="T2">aec en</text:span></text:span>i<text:span text:style-name="Default_20_Paragraph_20_Font"><text:span text:style-name="T2">m tempestas aestu</text:span></text:span>o<text:span text:style-name="Default_20_Paragraph_20_Font"><text:span text:style-name="T2">sa est et c</text:span></text:span>o<text:span text:style-name="Default_20_Paragraph_20_Font"><text:span text:style-name="T2">rp</text:span></text:span>u<text:span text:style-name="Default_20_Paragraph_20_Font"><text:span text:style-name="T2">s b</text:span></text:span>i<text:span text:style-name="Default_20_Paragraph_20_Font"><text:span text:style-name="T2">l</text:span></text:span>i<text:span text:style-name="Default_20_Paragraph_20_Font"><text:span text:style-name="T2">a-<text:line-break/>sum</text:span></text:span> m<text:span text:style-name="Default_20_Paragraph_20_Font"><text:span text:style-name="T2">agis redd</text:span></text:span>i<text:span text:style-name="Default_20_Paragraph_20_Font"><text:span text:style-name="T2">tur, grav</text:span></text:span>i<text:span text:style-name="Default_20_Paragraph_20_Font"><text:span text:style-name="T2">tates e</text:span></text:span>t<text:span text:style-name="Default_20_Paragraph_20_Font"><text:span text:style-name="T2">ia</text:span></text:span>m <text:span text:style-name="Default_20_Paragraph_20_Font"><text:span text:style-name="T2">lumb</text:span></text:span>o<text:span text:style-name="Default_20_Paragraph_20_Font"><text:span text:style-name="T2">s e</text:span></text:span>t <text:span text:style-name="Default_20_Paragraph_20_Font"><text:span text:style-name="T2">genua<text:line-break/>infestant, calores .obor</text:span></text:span>i<text:span text:style-name="Default_20_Paragraph_20_Font"><text:span text:style-name="T2">untur, ven</text:span></text:span>t<text:span text:style-name="Default_20_Paragraph_20_Font"><text:span text:style-name="T2">r</text:span></text:span>i<text:span text:style-name="Default_20_Paragraph_20_Font"><text:span text:style-name="T2">s</text:span></text:span> t<text:span text:style-name="Default_20_Paragraph_20_Font"><text:span text:style-name="T2">orm</text:span></text:span>i<text:span text:style-name="Default_20_Paragraph_20_Font"><text:span text:style-name="T2">na concitan-<text:line-break/>tur. Corpus</text:span></text:span> i<text:span text:style-name="Default_20_Paragraph_20_Font"><text:span text:style-name="T2">g</text:span></text:span>it<text:span text:style-name="Default_20_Paragraph_20_Font"><text:span text:style-name="T2">ur re</text:span></text:span>fri<text:span text:style-name="Default_20_Paragraph_20_Font"><text:span text:style-name="T2">gerandum e</text:span></text:span>t <text:span text:style-name="Default_20_Paragraph_20_Font"><text:span text:style-name="T2">qua sursu</text:span></text:span>m <text:span text:style-name="Default_20_Paragraph_20_Font"><text:span text:style-name="T2">attole -<text:line-break/>lu</text:span></text:span>a<text:span text:style-name="Default_20_Paragraph_20_Font"><text:span text:style-name="T2">tur, deorsum ex</text:span></text:span> isti<text:span text:style-name="Default_20_Paragraph_20_Font"><text:span text:style-name="T2">s- loci</text:span></text:span>s <text:span text:style-name="Default_20_Paragraph_20_Font"><text:span text:style-name="T2">deducenda.</text:span></text:span></text:p>
      <text:p text:style-name="P2">Quae cataclyfiuata, id est <text:span text:style-name="Default_20_Paragraph_20_Font"><text:span text:style-name="T2">ablut</text:span></text:span>io<text:span text:style-name="Default_20_Paragraph_20_Font"><text:span text:style-name="T2">nes</text:span></text:span>, vocet, sequentibus<text:line-break/>ipse declaravit; nempe quae ex lacte conficiuntur et eice-<text:line-break/>rutu decoctionis aquam ; ad haec muriam et marinam.<text:line-break/>Diversa namque ab his medicamenta sunt purgantia, quae<text:line-break/>universum corpus evacuant. Quemadmodum igitur bal- .<text:line-break/>neato<text:span text:style-name="Default_20_Paragraph_20_Font"><text:span text:style-name="T2">r</text:span></text:span>es balnea .dicunt abluere, quum lapidum in eis<text:line-break/>lutum et sordes abstergent, ita ventris in testi norumque</text:p>
      <text:p text:style-name="P1">infusa pituitam et bilem ipsorum detergenti Quoniam<text:line-break/>itaque pituita per hiemem in ventriculo generatur, eva-<text:line-break/>euari ipsam vomitu consulit. Aestate .bilem <text:span text:style-name="Default_20_Paragraph_20_Font"><text:span text:style-name="T2">t</text:span></text:span>urium con-<text:line-break/>scendentem deorsum revelli. Attamen ubi totum corpus<text:line-break/>purgare volueris, <text:span text:style-name="Default_20_Paragraph_20_Font"><text:span text:style-name="T2">aestate per super</text:span></text:span>i<text:span text:style-name="Default_20_Paragraph_20_Font"><text:span text:style-name="T2">orem, h</text:span></text:span>i<text:span text:style-name="Default_20_Paragraph_20_Font"><text:span text:style-name="T2">eme per</text:span></text:span> i<text:span text:style-name="Default_20_Paragraph_20_Font"><text:span text:style-name="T2">nsu-<text:line-break/>m</text:span></text:span>o<text:span text:style-name="Default_20_Paragraph_20_Font"><text:span text:style-name="T2">rem ven</text:span></text:span>t<text:span text:style-name="Default_20_Paragraph_20_Font"><text:span text:style-name="T2">rem purgandum est ;</text:span></text:span> sicut in aphorismis di-<text:line-break/>ciunt invenimus. Etenim jam abundantibus purgatio per<text:line-break/>loca quo vergunt adhibita medetur. Quippe ducenda quo<text:line-break/>vergunt per loca idonea. Quae vero ab increme<text:span text:style-name="Default_20_Paragraph_20_Font"><text:span text:style-name="T2">n</text:span></text:span>to pro-<text:line-break/>hibere velis, per opposita revellere conducit.</text:p>
      <text:h text:style-name="Heading_20_2" text:outline-level="2">XVI.</text:h>
      <text:p text:style-name="P4"><text:span text:style-name="Default_20_Paragraph_20_Font"><text:span text:style-name="T2">s</text:span></text:span>i<text:span text:style-name="Default_20_Paragraph_20_Font"><text:span text:style-name="T2">nt autem catacl</text:span></text:span>y<text:span text:style-name="Default_20_Paragraph_20_Font"><text:span text:style-name="T2">smata crassior</text:span></text:span>i<text:span text:style-name="Default_20_Paragraph_20_Font"><text:span text:style-name="T2">bus qu</text:span></text:span>i<text:span text:style-name="Default_20_Paragraph_20_Font"><text:span text:style-name="T2">dem et humidis-<text:line-break/></text:span></text:span>Ti<text:span text:style-name="Default_20_Paragraph_20_Font"><text:span text:style-name="T2">b</text:span></text:span>ii<text:span text:style-name="Default_20_Paragraph_20_Font"><text:span text:style-name="T2">s mag</text:span></text:span>i<text:span text:style-name="Default_20_Paragraph_20_Font"><text:span text:style-name="T2">s falsa et tenui</text:span></text:span>o<text:span text:style-name="Default_20_Paragraph_20_Font"><text:span text:style-name="T2">ra, sicc</text:span></text:span>io<text:span text:style-name="Default_20_Paragraph_20_Font"><text:span text:style-name="T2">r</text:span></text:span>i<text:span text:style-name="Default_20_Paragraph_20_Font"><text:span text:style-name="T2">bus vero e</text:span></text:span>t <text:span text:style-name="Default_20_Paragraph_20_Font"><text:span text:style-name="T2">grani-<text:line-break/></text:span></text:span>R<text:span text:style-name="Default_20_Paragraph_20_Font"><text:span text:style-name="T2">o</text:span></text:span>ri<text:span text:style-name="Default_20_Paragraph_20_Font"><text:span text:style-name="T2">bus e</text:span></text:span>t im<text:span text:style-name="Default_20_Paragraph_20_Font"><text:span text:style-name="T2">bec</text:span></text:span>i<text:span text:style-name="Default_20_Paragraph_20_Font"><text:span text:style-name="T2">ll</text:span></text:span>i<text:span text:style-name="Default_20_Paragraph_20_Font"><text:span text:style-name="T2">s p</text:span></text:span>i<text:span text:style-name="Default_20_Paragraph_20_Font"><text:span text:style-name="T2">ngu</text:span></text:span>i<text:span text:style-name="Default_20_Paragraph_20_Font"><text:span text:style-name="T2">ora e</text:span></text:span>t <text:span text:style-name="Default_20_Paragraph_20_Font"><text:span text:style-name="T2">eraso ora. At</text:span></text:span> i<text:span text:style-name="Default_20_Paragraph_20_Font"><text:span text:style-name="T2">nfusu<text:line-break/>sun</text:span></text:span>t pi<text:span text:style-name="Default_20_Paragraph_20_Font"><text:span text:style-name="T2">n</text:span></text:span>g<text:span text:style-name="Default_20_Paragraph_20_Font"><text:span text:style-name="T2">u</text:span></text:span>i<text:span text:style-name="Default_20_Paragraph_20_Font"><text:span text:style-name="T2">a et ora</text:span></text:span>sse q<text:span text:style-name="Default_20_Paragraph_20_Font"><text:span text:style-name="T2">uae exsucto par</text:span></text:span>a<text:span text:style-name="Default_20_Paragraph_20_Font"><text:span text:style-name="T2">n</text:span></text:span>t<text:span text:style-name="Default_20_Paragraph_20_Font"><text:span text:style-name="T2">ur, et aqu</text:span></text:span>i</text:p>
      <text:p text:style-name="P3"><text:span text:style-name="Default_20_Paragraph_20_Font"><text:span text:style-name="T2">c</text:span></text:span>i<text:span text:style-name="Default_20_Paragraph_20_Font"><text:span text:style-name="T2">cerum c</text:span></text:span>o<text:span text:style-name="Default_20_Paragraph_20_Font"><text:span text:style-name="T2">cta caetcraque id genus. </text:span></text:span>T<text:span text:style-name="Default_20_Paragraph_20_Font"><text:span text:style-name="T2">enu</text:span></text:span>i<text:span text:style-name="Default_20_Paragraph_20_Font"><text:span text:style-name="T2">a vero et<text:line-break/>fal/a murta, aqua</text:span></text:span> m<text:span text:style-name="Default_20_Paragraph_20_Font"><text:span text:style-name="T2">arina et quae sunt esusmodg</text:span></text:span></text:p>
      <text:p text:style-name="P2">Quae magis incidunt cataclysmata corpulentioribus<text:line-break/>adhibenda existimat, hi namque sunt pituitosiores. Leui-<text:line-break/>ora vero gracilibus, ut qui sunt biliofiores. Porro quales<text:line-break/>amborum sint materiae, ex verbis proximis constat, adeo<text:line-break/>ut interpretationem non requirat. Quamobrem. iis reti-<text:line-break/>ctis ad sequentia me convertam.</text:p>
      <text:h text:style-name="Heading_20_2" text:outline-level="2">XVII.</text:h>
      <text:p text:style-name="P4">Vomi<text:span text:style-name="Default_20_Paragraph_20_Font"><text:span text:style-name="T2">tu</text:span></text:span>s <text:span text:style-name="Default_20_Paragraph_20_Font"><text:span text:style-name="T2">autem hoc</text:span></text:span> m<text:span text:style-name="Default_20_Paragraph_20_Font"><text:span text:style-name="T2">odo provocand</text:span></text:span>i <text:span text:style-name="Default_20_Paragraph_20_Font"><text:span text:style-name="T2">sun</text:span></text:span>t; <text:span text:style-name="Default_20_Paragraph_20_Font"><text:span text:style-name="T2">Qu</text:span></text:span>i <text:span text:style-name="Default_20_Paragraph_20_Font"><text:span text:style-name="T2">ho</text:span></text:span>mi<text:span text:style-name="Default_20_Paragraph_20_Font"><text:span text:style-name="T2">ne</text:span></text:span>s<text:line-break/><text:span text:style-name="Default_20_Paragraph_20_Font"><text:span text:style-name="T2">obesi sun</text:span></text:span>t <text:span text:style-name="Default_20_Paragraph_20_Font"><text:span text:style-name="T2">ac m</text:span></text:span>i<text:span text:style-name="Default_20_Paragraph_20_Font"><text:span text:style-name="T2">n</text:span></text:span>i<text:span text:style-name="Default_20_Paragraph_20_Font"><text:span text:style-name="T2">me tenue</text:span></text:span>s, j<text:span text:style-name="Default_20_Paragraph_20_Font"><text:span text:style-name="T2">esuni vomant a cursu<text:line-break/>aut ceter</text:span></text:span>i <text:span text:style-name="Default_20_Paragraph_20_Font"><text:span text:style-name="T2">deambulat</text:span></text:span>i<text:span text:style-name="Default_20_Paragraph_20_Font"><text:span text:style-name="T2">one c</text:span></text:span>i<text:span text:style-name="Default_20_Paragraph_20_Font"><text:span text:style-name="T2">rca</text:span></text:span> m<text:span text:style-name="Default_20_Paragraph_20_Font"><text:span text:style-name="T2">er</text:span></text:span>i<text:span text:style-name="Default_20_Paragraph_20_Font"><text:span text:style-name="T2">d</text:span></text:span>i<text:span text:style-name="Default_20_Paragraph_20_Font"><text:span text:style-name="T2">e</text:span></text:span>m.</text:p>
      <text:p text:style-name="P2">Excalefactum esse corpus obesis, qui vomituri sunt,<text:line-break/>praecipit, ut humores pituitosi, quos crassi copiosos ha-</text:p>
      <text:p text:style-name="P1">bent, diffundantur. Quin et vasorum adapertio.. omnium-<text:line-break/>que angustorum meatuum raritas sic potissimum queat<text:line-break/>accidere. Caeterum haec omnia ad- vomitum facilem<text:line-break/>citraque molestiam excitandum conducunt.</text:p>
      <text:h text:style-name="Heading_20_2" text:outline-level="2">XVIII.</text:h>
      <text:p text:style-name="Normal"><text:span text:style-name="Default_20_Paragraph_20_Font"><text:span text:style-name="T2">H</text:span></text:span>y<text:span text:style-name="Default_20_Paragraph_20_Font"><text:span text:style-name="T2">ssopi hem</text:span></text:span>i<text:span text:style-name="Default_20_Paragraph_20_Font"><text:span text:style-name="T2">na d</text:span></text:span>i<text:span text:style-name="Default_20_Paragraph_20_Font"><text:span text:style-name="T2">mid</text:span></text:span>i<text:span text:style-name="Default_20_Paragraph_20_Font"><text:span text:style-name="T2">a in aquae cong</text:span></text:span>i<text:span text:style-name="Default_20_Paragraph_20_Font"><text:span text:style-name="T2">o con</text:span></text:span>t<text:span text:style-name="Default_20_Paragraph_20_Font"><text:span text:style-name="T2">riti potui<text:line-break/>- exh</text:span></text:span>i<text:span text:style-name="Default_20_Paragraph_20_Font"><text:span text:style-name="T2">bea</text:span></text:span>t<text:span text:style-name="Default_20_Paragraph_20_Font"><text:span text:style-name="T2">ur, astuto aceto et</text:span></text:span> a<text:span text:style-name="Default_20_Paragraph_20_Font"><text:span text:style-name="T2">dd</text:span></text:span>it<text:span text:style-name="Default_20_Paragraph_20_Font"><text:span text:style-name="T2">o sule, quo stat<text:line-break/>secund</text:span></text:span>i<text:span text:style-name="Default_20_Paragraph_20_Font"><text:span text:style-name="T2">ssima.</text:span></text:span></text:p>
      <text:p text:style-name="P2">Quod potum incidentem esse cupiat et quam ob can-<text:line-break/><text:span text:style-name="Default_20_Paragraph_20_Font"><text:span text:style-name="T2">t</text:span></text:span>am haud obfcurum. Quoniam enim crassi homines<text:line-break/>orasses etiam humores et frigidos et quosdam eorum vi-<text:line-break/>fcofos plerumque habent, ideo potionem ipsarum inciden-<text:line-break/>tem esse jubet. Quantam vero copiam illius, unde con-<text:line-break/>finit potum, exhibeat, non exacte possum dicere; quod<text:line-break/>menfura quam interdum congium nominant, non eandem<text:line-break/>apud omnes habeat magnitudinem. Si vero Atticum</text:p>
      <text:p text:style-name="P1">bibere praecipiat, non admodum consuetudini consentit.<text:line-break/>Multum namque esse mihi videtur; etsi apud veteres mo-<text:line-break/>ris erat, sive lactis sero sive hujusmodi quodam cata-<text:line-break/>clysmate volebant uti, permultum sid exhibere;</text:p>
      <text:h text:style-name="Heading_20_2" text:outline-level="2">XIX.</text:h>
      <text:p text:style-name="P4"><text:span text:style-name="Default_20_Paragraph_20_Font"><text:span text:style-name="T2">Ac pri</text:span></text:span>m<text:span text:style-name="Default_20_Paragraph_20_Font"><text:span text:style-name="T2">u</text:span></text:span>m <text:span text:style-name="Default_20_Paragraph_20_Font"><text:span text:style-name="T2">qu</text:span></text:span>i<text:span text:style-name="Default_20_Paragraph_20_Font"><text:span text:style-name="T2">dem sensim, deinde vero celer</text:span></text:span>i<text:span text:style-name="Default_20_Paragraph_20_Font"><text:span text:style-name="T2">u</text:span></text:span>s <text:span text:style-name="Default_20_Paragraph_20_Font"><text:span text:style-name="T2">eb</text:span></text:span>i-<text:line-break/><text:span text:style-name="Default_20_Paragraph_20_Font"><text:span text:style-name="T2">batur.</text:span></text:span></text:p>
      <text:p text:style-name="P2">Si igitur initio bibat affatim, mox evomet ac prius<text:line-break/>quam totum ebiberit; projicietquehumores in ventriculo<text:line-break/>contentos; num quibus et in primis venis recepti evacu-<text:line-break/>antur. Quod si primum lentius, dein copiosius. bibat, et<text:line-break/>tempore mediocri continere poterit et tempestive ad vo-<text:line-break/>mitum incitabitur; eo quod postea consertior magis<text:line-break/>biberit.</text:p>
      <text:h text:style-name="Heading_20_2" text:outline-level="2">XX.</text:h>
      <text:p text:style-name="Normal">G<text:span text:style-name="Default_20_Paragraph_20_Font"><text:span text:style-name="T2">rac</text:span></text:span>i<text:span text:style-name="Default_20_Paragraph_20_Font"><text:span text:style-name="T2">liore</text:span></text:span>s <text:span text:style-name="Default_20_Paragraph_20_Font"><text:span text:style-name="T2">au</text:span></text:span>t<text:span text:style-name="Default_20_Paragraph_20_Font"><text:span text:style-name="T2">e</text:span></text:span>m <text:span text:style-name="Default_20_Paragraph_20_Font"><text:span text:style-name="T2">et</text:span></text:span> i<text:span text:style-name="Default_20_Paragraph_20_Font"><text:span text:style-name="T2">mbec</text:span></text:span>i<text:span text:style-name="Default_20_Paragraph_20_Font"><text:span text:style-name="T2">ll</text:span></text:span>i<text:span text:style-name="Default_20_Paragraph_20_Font"><text:span text:style-name="T2">ore</text:span></text:span>s <text:span text:style-name="Default_20_Paragraph_20_Font"><text:span text:style-name="T2">a c</text:span></text:span>i<text:span text:style-name="Default_20_Paragraph_20_Font"><text:span text:style-name="T2">b</text:span></text:span>is <text:span text:style-name="Default_20_Paragraph_20_Font"><text:span text:style-name="T2">hunc in</text:span></text:span> m<text:span text:style-name="Default_20_Paragraph_20_Font"><text:span text:style-name="T2">odum</text:span></text:span></text:p>
      <text:p text:style-name="P3"><text:span text:style-name="Default_20_Paragraph_20_Font"><text:span text:style-name="T2">conc</text:span></text:span>i<text:span text:style-name="Default_20_Paragraph_20_Font"><text:span text:style-name="T2">tent; lo</text:span></text:span>ti <text:span text:style-name="Default_20_Paragraph_20_Font"><text:span text:style-name="T2">cal</text:span></text:span>i<text:span text:style-name="Default_20_Paragraph_20_Font"><text:span text:style-name="T2">da</text:span></text:span> m<text:span text:style-name="Default_20_Paragraph_20_Font"><text:span text:style-name="T2">er</text:span></text:span>i <text:span text:style-name="Default_20_Paragraph_20_Font"><text:span text:style-name="T2">hem</text:span></text:span>i<text:span text:style-name="Default_20_Paragraph_20_Font"><text:span text:style-name="T2">nam praeb</text:span></text:span>i<text:span text:style-name="Default_20_Paragraph_20_Font"><text:span text:style-name="T2">bunt , mox<text:line-break/>e</text:span></text:span>i<text:span text:style-name="Default_20_Paragraph_20_Font"><text:span text:style-name="T2">b</text:span></text:span>oi <text:span text:style-name="Default_20_Paragraph_20_Font"><text:span text:style-name="T2">cu</text:span></text:span>j<text:span text:style-name="Default_20_Paragraph_20_Font"><text:span text:style-name="T2">us</text:span></text:span>iiis <text:span text:style-name="Default_20_Paragraph_20_Font"><text:span text:style-name="T2">gener</text:span></text:span>i<text:span text:style-name="Default_20_Paragraph_20_Font"><text:span text:style-name="T2">s comedan</text:span></text:span>t, <text:span text:style-name="Default_20_Paragraph_20_Font"><text:span text:style-name="T2">neque</text:span></text:span> i<text:span text:style-name="Default_20_Paragraph_20_Font"><text:span text:style-name="T2">nter</text:span></text:span> ci<text:span text:style-name="Default_20_Paragraph_20_Font"><text:span text:style-name="T2">bo</text:span></text:span>s , <text:span text:style-name="Default_20_Paragraph_20_Font"><text:span text:style-name="T2">ne---<text:line-break/>que a c</text:span></text:span>i<text:span text:style-name="Default_20_Paragraph_20_Font"><text:span text:style-name="T2">bis b</text:span></text:span>i<text:span text:style-name="Default_20_Paragraph_20_Font"><text:span text:style-name="T2">bant, sud su cont</text:span></text:span>i<text:span text:style-name="Default_20_Paragraph_20_Font"><text:span text:style-name="T2">nean</text:span></text:span>t <text:span text:style-name="Default_20_Paragraph_20_Font"><text:span text:style-name="T2">qua</text:span></text:span>nt<text:span text:style-name="Default_20_Paragraph_20_Font"><text:span text:style-name="T2">o</text:span></text:span> t<text:span text:style-name="Default_20_Paragraph_20_Font"><text:span text:style-name="T2">empore<text:line-break/>quis quatuor stad</text:span></text:span>i<text:span text:style-name="Default_20_Paragraph_20_Font"><text:span text:style-name="T2">a percurrat. </text:span></text:span>D<text:span text:style-name="Default_20_Paragraph_20_Font"><text:span text:style-name="T2">e</text:span></text:span>i<text:span text:style-name="Default_20_Paragraph_20_Font"><text:span text:style-name="T2">nde tr</text:span></text:span>i<text:span text:style-name="Default_20_Paragraph_20_Font"><text:span text:style-name="T2">plex</text:span></text:span> i<text:span text:style-name="Default_20_Paragraph_20_Font"><text:span text:style-name="T2">llis<text:line-break/>v</text:span></text:span>i<text:span text:style-name="Default_20_Paragraph_20_Font"><text:span text:style-name="T2">num</text:span></text:span> i<text:span text:style-name="Default_20_Paragraph_20_Font"><text:span text:style-name="T2">n po</text:span></text:span>t<text:span text:style-name="Default_20_Paragraph_20_Font"><text:span text:style-name="T2">u</text:span></text:span>m <text:span text:style-name="Default_20_Paragraph_20_Font"><text:span text:style-name="T2">perm</text:span></text:span>i<text:span text:style-name="Default_20_Paragraph_20_Font"><text:span text:style-name="T2">scebit , austerum , -dulce e</text:span></text:span>t <text:span text:style-name="Default_20_Paragraph_20_Font"><text:span text:style-name="T2">ac</text:span></text:span>i—<text:line-break/><text:span text:style-name="Default_20_Paragraph_20_Font"><text:span text:style-name="T2">dum, pr</text:span></text:span>i<text:span text:style-name="Default_20_Paragraph_20_Font"><text:span text:style-name="T2">mum qu</text:span></text:span>i<text:span text:style-name="Default_20_Paragraph_20_Font"><text:span text:style-name="T2">dem merac</text:span></text:span>i<text:span text:style-name="Default_20_Paragraph_20_Font"><text:span text:style-name="T2">us, sensim et ea mag</text:span></text:span>no<text:line-break/><text:span text:style-name="Default_20_Paragraph_20_Font"><text:span text:style-name="T2">intervallo: de</text:span></text:span>i<text:span text:style-name="Default_20_Paragraph_20_Font"><text:span text:style-name="T2">nde vero d</text:span></text:span>i<text:span text:style-name="Default_20_Paragraph_20_Font"><text:span text:style-name="T2">lut</text:span></text:span>i<text:span text:style-name="Default_20_Paragraph_20_Font"><text:span text:style-name="T2">us, celer</text:span></text:span>i<text:span text:style-name="Default_20_Paragraph_20_Font"><text:span text:style-name="T2">u</text:span></text:span>s <text:span text:style-name="Default_20_Paragraph_20_Font"><text:span text:style-name="T2">e</text:span></text:span>t <text:span text:style-name="Default_20_Paragraph_20_Font"><text:span text:style-name="T2">affa</text:span></text:span>ti<text:span text:style-name="Default_20_Paragraph_20_Font"><text:span text:style-name="T2">m.</text:span></text:span></text:p>
      <text:p text:style-name="P2">Jubet hic calida lotum meracius praebibero; hac, ut<text:line-break/>coniicere possum, ratione usus, quod ex calida lotione<text:line-break/>totum corpus incalescat et humores diffundantur -vafaq ne<text:line-break/>laxiora fiant. Eadem vero haec et vinum meracos effi-<text:line-break/>cit; praeterquam quod facultatem corroborat; cujus ratio-<text:line-break/>nem in gracilibus habere oportet. Postea milium varium<text:line-break/>assumant, inquit, cujus causam omnes expolitores non<text:line-break/>eandem tradiderunt.- Quibusdam enim illorum varia<text:line-break/>exhiberi videntur, quod invicem luctantia faciliusvotui-</text:p>
      <text:p text:style-name="P1">tum concitent, aliis quod plus ingeratur. Nam simplicia<text:line-break/>ejusdemque fpeciei celerius implent. Verum iis statim<text:line-break/>bibere non permittit., me cibi mox supernatent; quod<text:line-break/>fieri nequaquam velit. Atque ideo tempus aliquod inter-<text:line-break/>ea, quod ad nutritionem sufficiat, consumendum praesta-<text:line-break/>tit; nempe quo . .stadia quatuor perficias. His ita prae-<text:line-break/>missis, potum adlicit, . terna vina, qualitate invicem diffe-<text:line-break/>remia. Iubet enim aliquod ipsorum esse austerum, aliud<text:line-break/>dulce, aliud acidum ; non relata ne hic quidem causa cur ita<text:line-break/>iniunxerit. Qui vero divinant ipsius sententiam; aju n hauste-<text:line-break/>rum instrumentis corroborandis, per quae vomitus accidet,<text:line-break/>exhiberi dulce, ut vomitum incitet et humores diffun-<text:line-break/>dat; acidum demum, ut quae ventriculo sunt infixa de-<text:line-break/>tergat. Forsan igitur cibos omnium qualitatum genere<text:line-break/>ipfos assumere jussit, ut ventriculum alii confirment, alii<text:line-break/>ad. vomitum proritent, alii succos insertos abstergant.<text:line-break/>Quod autem saepius dicere scleo in sociorum amicorum-<text:line-break/>que. consortio, id nunc quoque dicam. Non parum misti</text:p>
      <text:p text:style-name="P1">videntur errare viri qui <text:span text:style-name="Default_20_Paragraph_20_Font"><text:span text:style-name="T2">t</text:span></text:span>ectam dogmaticam profitentur,<text:line-break/>eo quod citra rationem prolatam, ea quae consulunt,<text:line-break/>haud aliter quam regia quaedam decreta pronunciant.<text:line-break/>Praestiterat enim cujusque rei vim operis auctorem expli-<text:line-break/>casse, sicut Hippocrates in libro de ratione victus in mor-<text:line-break/>bis acutis factitavit, ubi ptisanae meminit. Nam visco-<text:line-break/>sitas ejus lenis, continua, jucunda, lubrica et modice laxa est,<text:line-break/>sitim arcet et ubi ablutione opus est, facile descendit;<text:line-break/>non adstringit, non vellicat graviter, neque in ventre<text:line-break/>tumefcit. Sic idem de aqua mulsa, de vino, de oxyme-<text:line-break/>lite, item de lavacris conscripsit. Itaque viae jam nos<text:line-break/>principium habemus, qua post auctorem nonnulla ab nisio<text:line-break/>praetermissa adsidemus. Atqui dicta sunt omnia praeter<text:line-break/>caulae rationem. Siquidem quod vinum bibere meracius<text:line-break/>primum, sed modice et paulatim retulerit, postea dilutius,<text:line-break/>celerius et copiose , explorare nos oportet qua id sentem-<text:line-break/>tia ille scripserit. Verum alias exploratio tota res est</text:p>
      <text:p text:style-name="P1">ambigua, maxime vero quum hominis sententia adhuc sit<text:line-break/>incognita. Dilutius igitur vinium bibere et ocius, tum<text:line-break/>copiose, merito dictum -videbitur de his qui vomitum<text:line-break/>expetunt. Siquidem. contraria cohibere ipsum volentibus<text:line-break/>et alimentum concoquere funt idonea; puta, meracius,<text:line-break/>modice et paulatim bibere. Cur autem omnino ad coer-<text:line-break/>cenduru accommoda primum in eo qui paulo post vomi-<text:line-break/>turus est, usurpavit, probabile nihil dicere possumus; for-<text:line-break/>san hinc auctori probabile videbatur, quod etiam interpre-<text:line-break/>tum nonnullis placet; quia virtutem tenuium hominum,<text:line-break/>de quibus haec scribit, dissolvi nolit, ideo primum illam<text:line-break/>corroborat; mox ita ad vomitum alentia proficiscitur.<text:line-break/>Sed ad vires firmandas tempus a cibis oblatis suffecerat.<text:line-break/>Porro ad vires firmandas tempus a cibis oblatis suffecerat.<text:line-break/>Porro aliud alii probabile, ut dixi, est, non abiectum,<text:line-break/>ceu unum quoddam, sicut necessarium, quod scientificis<text:line-break/>demonstrationibus confirmatur.</text:p>
      <text:h text:style-name="P12" text:outline-level="2">XXI.</text:h>
      <text:p text:style-name="P4"><text:span text:style-name="Default_20_Paragraph_20_Font"><text:span text:style-name="T2">At. vero qui .bis</text:span></text:span> i<text:span text:style-name="Default_20_Paragraph_20_Font"><text:span text:style-name="T2">n</text:span></text:span> m<text:span text:style-name="Default_20_Paragraph_20_Font"><text:span text:style-name="T2">ensa vo</text:span></text:span>m<text:span text:style-name="Default_20_Paragraph_20_Font"><text:span text:style-name="T2">ere consuev</text:span></text:span>i<text:span text:style-name="Default_20_Paragraph_20_Font"><text:span text:style-name="T2">t, hunc praestat<text:line-break/>duobu</text:span></text:span>s <text:span text:style-name="Default_20_Paragraph_20_Font"><text:span text:style-name="T2">ex ord</text:span></text:span>i<text:span text:style-name="Default_20_Paragraph_20_Font"><text:span text:style-name="T2">ne d</text:span></text:span>i<text:span text:style-name="Default_20_Paragraph_20_Font"><text:span text:style-name="T2">esi us .vom</text:span></text:span>it<text:span text:style-name="Default_20_Paragraph_20_Font"><text:span text:style-name="T2">um c</text:span></text:span>i<text:span text:style-name="Default_20_Paragraph_20_Font"><text:span text:style-name="T2">ere, quam derimo<text:line-break/>qu</text:span></text:span>i<text:span text:style-name="Default_20_Paragraph_20_Font"><text:span text:style-name="T2">nto d</text:span></text:span>i<text:span text:style-name="Default_20_Paragraph_20_Font"><text:span text:style-name="T2">e. sed al</text:span></text:span>ii c<text:span text:style-name="Default_20_Paragraph_20_Font"><text:span text:style-name="T2">ontrariu</text:span></text:span>m <text:span text:style-name="Default_20_Paragraph_20_Font"><text:span text:style-name="T2">plane fac</text:span></text:span>i<text:span text:style-name="Default_20_Paragraph_20_Font"><text:span text:style-name="T2">unt.</text:span></text:span></text:p>
      <text:p text:style-name="P6">Et horum rationem ipsum scriptorem maxime adre-<text:line-break/>crsse.pportebat ; quoniam de iis qui bis mense uno vo-<text:line-break/>urunt, nulla distinctione sententiam protulit. Quosdam<text:line-break/>enim vacuandi gratia vomentes conspicio ; sicut et uno<text:line-break/>mensis diem cibis abstinere. Nonnullos horum succum<text:line-break/>ventriculo imp.sctum.vel viscidum vel crassam. expurgare.<text:line-break/>Nihil autem prohibet utraque ex intervallo, non duobus<text:line-break/>continuis diebus facere.</text:p>
      <text:h text:style-name="Heading_20_2" text:outline-level="2">XXII.</text:h>
      <text:p text:style-name="Normal"><text:span text:style-name="Default_20_Paragraph_20_Font"><text:span text:style-name="T2">Qu</text:span></text:span>i<text:span text:style-name="Default_20_Paragraph_20_Font"><text:span text:style-name="T2">bu</text:span></text:span>s <text:span text:style-name="Default_20_Paragraph_20_Font"><text:span text:style-name="T2">cibo</text:span></text:span>s <text:span text:style-name="Default_20_Paragraph_20_Font"><text:span text:style-name="T2">evomere incommodum est, vel qu</text:span></text:span>i<text:span text:style-name="Default_20_Paragraph_20_Font"><text:span text:style-name="T2">buscunque<text:line-break/>al</text:span></text:span>vi <text:span text:style-name="Default_20_Paragraph_20_Font"><text:span text:style-name="T2">non fac</text:span></text:span>i<text:span text:style-name="Default_20_Paragraph_20_Font"><text:span text:style-name="T2">le prodeun</text:span></text:span>t, ii<text:span text:style-name="Default_20_Paragraph_20_Font"><text:span text:style-name="T2">s omn</text:span></text:span>i<text:span text:style-name="Default_20_Paragraph_20_Font"><text:span text:style-name="T2">bus crebro d</text:span></text:span>i<text:span text:style-name="Default_20_Paragraph_20_Font"><text:span text:style-name="T2">e c</text:span></text:span>i<text:span text:style-name="Default_20_Paragraph_20_Font"><text:span text:style-name="T2">bu</text:span></text:span>m<text:line-break/>sum<text:span text:style-name="Default_20_Paragraph_20_Font"><text:span text:style-name="T2">ere e</text:span></text:span>t <text:span text:style-name="Default_20_Paragraph_20_Font"><text:span text:style-name="T2">omni</text:span></text:span>s <text:span text:style-name="Default_20_Paragraph_20_Font"><text:span text:style-name="T2">gener</text:span></text:span>i<text:span text:style-name="Default_20_Paragraph_20_Font"><text:span text:style-name="T2">s c</text:span></text:span>i<text:span text:style-name="Default_20_Paragraph_20_Font"><text:span text:style-name="T2">bari</text:span></text:span>is <text:span text:style-name="Default_20_Paragraph_20_Font"><text:span text:style-name="T2">u</text:span></text:span>ti <text:span text:style-name="Default_20_Paragraph_20_Font"><text:span text:style-name="T2">confert ac obse-</text:span></text:span></text:p>
      <text:p text:style-name="P7"><text:span text:style-name="Default_20_Paragraph_20_Font"><text:span text:style-name="T2">n</text:span></text:span>ili <text:span text:style-name="Default_20_Paragraph_20_Font"><text:span text:style-name="T2">var</text:span></text:span>i<text:span text:style-name="Default_20_Paragraph_20_Font"><text:span text:style-name="T2">e apparat</text:span></text:span>is, <text:span text:style-name="Default_20_Paragraph_20_Font"><text:span text:style-name="T2">v</text:span></text:span>i<text:span text:style-name="Default_20_Paragraph_20_Font"><text:span text:style-name="T2">numque duoru</text:span></text:span>m <text:span text:style-name="Default_20_Paragraph_20_Font"><text:span text:style-name="T2">aut tr</text:span></text:span>i<text:span text:style-name="Default_20_Paragraph_20_Font"><text:span text:style-name="T2">um gene-<text:line-break/>rum b</text:span></text:span>i<text:span text:style-name="Default_20_Paragraph_20_Font"><text:span text:style-name="T2">bere. Qu</text:span></text:span>i<text:span text:style-name="Default_20_Paragraph_20_Font"><text:span text:style-name="T2">bu</text:span></text:span>s <text:span text:style-name="Default_20_Paragraph_20_Font"><text:span text:style-name="T2">vero cibo</text:span></text:span>s <text:span text:style-name="Default_20_Paragraph_20_Font"><text:span text:style-name="T2">revomere non conduc</text:span></text:span>i<text:span text:style-name="Default_20_Paragraph_20_Font"><text:span text:style-name="T2">t,<text:line-break/>qu</text:span></text:span>i<text:span text:style-name="Default_20_Paragraph_20_Font"><text:span text:style-name="T2">que alvo</text:span></text:span>s <text:span text:style-name="Default_20_Paragraph_20_Font"><text:span text:style-name="T2">habent hu</text:span></text:span>mi<text:span text:style-name="Default_20_Paragraph_20_Font"><text:span text:style-name="T2">da</text:span></text:span>s, <text:span text:style-name="Default_20_Paragraph_20_Font"><text:span text:style-name="T2">h</text:span></text:span>is om<text:span text:style-name="Default_20_Paragraph_20_Font"><text:span text:style-name="T2">n</text:span></text:span>i<text:span text:style-name="Default_20_Paragraph_20_Font"><text:span text:style-name="T2">bu</text:span></text:span>s <text:span text:style-name="Default_20_Paragraph_20_Font"><text:span text:style-name="T2">contrariam<text:line-break/>hu</text:span></text:span>i<text:span text:style-name="Default_20_Paragraph_20_Font"><text:span text:style-name="T2">c vitae rat</text:span></text:span>i<text:span text:style-name="Default_20_Paragraph_20_Font"><text:span text:style-name="T2">one</text:span></text:span>m i<text:span text:style-name="Default_20_Paragraph_20_Font"><text:span text:style-name="T2">n</text:span></text:span>i<text:span text:style-name="Default_20_Paragraph_20_Font"><text:span text:style-name="T2">re confert.<text:tab/>.<text:tab/>.</text:span></text:span></text:p>
      <text:p text:style-name="P2">Convenit quidem iis cibos revomere, qui vel alvum<text:line-break/>dejicere vel mediocrem totius corporis evacuationem mo-<text:line-break/>liuntur. Consulit autum ipsis frequenter let varia comesse<text:line-break/>et vina plura bibere. Contra illis qui neque vomitum<text:line-break/>expetunt et alvum humidiorem jusio habent, ut cohiberi<text:line-break/>desideret, neque saepius comedere, neque varii gene<text:span text:style-name="Default_20_Paragraph_20_Font"><text:span text:style-name="T2">r</text:span></text:span>is<text:line-break/>tum cibos tum vina assumere. Etenim semel idque sim-<text:line-break/>plex aliquod edulium unumque vinum usurpare ventri-<text:line-break/>culo ipsis continendis coquendisque opitulatur, contraria<text:line-break/>faciunt ut difficilius cibi coquantur maneantque in ven-<text:line-break/>triculo. Caeterum praeter assumptorum qualitatem et</text:p>
      <text:p text:style-name="P1">exhibitionis ordinem vel in summ<text:span text:style-name="Default_20_Paragraph_20_Font"><text:span text:style-name="T2">o</text:span></text:span> natare, vel subsidere<text:line-break/>ipsa contingit.</text:p>
      <text:h text:style-name="Heading_20_2" text:outline-level="2">XXH1.</text:h>
      <text:p text:style-name="P4"><text:span text:style-name="Default_20_Paragraph_20_Font"><text:span text:style-name="T2">At pueros infantes per multum tempus aqua calida la</text:span></text:span>n<text:span text:style-name="Default_20_Paragraph_20_Font"><text:span text:style-name="T2">are<text:line-break/>decet, </text:span></text:span>n<text:span text:style-name="Default_20_Paragraph_20_Font"><text:span text:style-name="T2">inumque aquostssimum bibendum</text:span></text:span> i<text:span text:style-name="Default_20_Paragraph_20_Font"><text:span text:style-name="T2">is exhibere,<text:line-break/>neque prorsus feigidum, idque dandum quod minime<text:line-break/></text:span></text:span>n<text:span text:style-name="Default_20_Paragraph_20_Font"><text:span text:style-name="T2">entrem attollat et statum creet. </text:span></text:span>H<text:span text:style-name="Default_20_Paragraph_20_Font"><text:span text:style-name="T2">aec autem facienda<text:line-break/>sunt, quo minus convulsionibus tententur, magisque ado-<text:line-break/>fucant et coloratiores evadant.</text:span></text:span></text:p>
      <text:p text:style-name="P2">Ipse superioris diaetae scopos explicuit, nempe ut con-<text:line-break/>visionibus minus infestentur majoresque fiant et coloratiores.<text:line-break/>Nam in calida loti pueri diutius molIes permanent, quod ne<text:line-break/>convehuntur prodest, quoniam Hippocrates ipse corpo-<text:line-break/>ribus intensis potius quam remissis et laxis convulsiones<text:line-break/>accidere prodit. Porro augescunt facilius corpora mollia,<text:line-break/>quia in omnem quoque dimensionem promptius <text:span text:style-name="Default_20_Paragraph_20_Font"><text:span text:style-name="T2">s</text:span></text:span>equuntur.</text:p>
      <text:p text:style-name="P1">llla vero , quae nec convulsionibus corripiuntur probeque<text:line-break/>increscunt, totum habitum salubrem obtinere quis igno-<text:line-break/>rat? Hoc igitur nota una haud mediocri, nempe boni<text:line-break/>coloris, auctor indicavit. Sed etiam vinum ipsos dilutum<text:line-break/>bibere praecipit, ne plus aequo calefiant, maxime quia<text:line-break/>convulsionibus saepe exercentur. Quod rursus ex nervo-<text:line-break/>rum imbecillitate et voracitate accidit. Atque ideo non<text:line-break/>frigidum pueros bibere jubet, verum tale vinum, quod<text:line-break/>minime flatulentum est, omnibus ex aequo hominibus,<text:line-break/>non modo puerulis conducit.</text:p>
      <text:h text:style-name="Heading_20_2" text:outline-level="2">XXIV.</text:h>
      <text:p text:style-name="P4"><text:span text:style-name="Default_20_Paragraph_20_Font"><text:span text:style-name="T2">Mulieres autem sicciore victus ratione sic uti oportet.<text:line-break/>Sicca namque cibaria ad muliebrium carnium mollitiem<text:line-break/>magis sunt idonea et meraciores potus ad uteros et<text:line-break/>foetus nutritionem meliores exlstuut.</text:span></text:span></text:p>
      <text:p text:style-name="P3">Mulieres sicciore vivendi modo uti jubens, qualisnam<text:line-break/>is sit, ipfe subscripsit. Habet autem viri opinio contro-<text:line-break/>versicm.. Si namque praeter naturam erat mulieribus<text:line-break/>humidis esse; sicut in naturis intemperatis et morbosis,<text:line-break/>humidus morbus recte eas exiccaret al verum quia hoc<text:line-break/>secundum naturam illis adest, conservare id convenit,<text:line-break/>nisi quum falubrern symmetriam excesserit. At hoc quo-<text:line-break/>que in viris consideramus. Etenim et his siccioribus qui-<text:line-break/>dem esse mulieribus, secundum naturam est; quando vero<text:line-break/>convenientem siccitatem latius egressi fuerint, tunc ipsi,-<text:line-break/>rum intemperiem contrariis emendamus.</text:p>
      <text:h text:style-name="Heading_20_2" text:outline-level="2">XXV.</text:h>
      <text:p text:style-name="P4"><text:span text:style-name="Default_20_Paragraph_20_Font"><text:span text:style-name="T2">Qu</text:span></text:span>i <text:span text:style-name="Default_20_Paragraph_20_Font"><text:span text:style-name="T2">exercentur, per h</text:span></text:span>i<text:span text:style-name="Default_20_Paragraph_20_Font"><text:span text:style-name="T2">eme</text:span></text:span>m <text:span text:style-name="Default_20_Paragraph_20_Font"><text:span text:style-name="T2">eo</text:span></text:span>s <text:span text:style-name="Default_20_Paragraph_20_Font"><text:span text:style-name="T2">currere e</text:span></text:span>t <text:span text:style-name="Default_20_Paragraph_20_Font"><text:span text:style-name="T2">luc</text:span></text:span>t<text:span text:style-name="Default_20_Paragraph_20_Font"><text:span text:style-name="T2">ar</text:span></text:span>i <text:span text:style-name="Default_20_Paragraph_20_Font"><text:span text:style-name="T2">c</text:span></text:span>u<text:span text:style-name="Default_20_Paragraph_20_Font"><text:span text:style-name="T2">n</text:span></text:span>n<text:span text:style-name="Default_20_Paragraph_20_Font"><text:span text:style-name="T2">e-<text:line-break/>n</text:span></text:span>it <text:span text:style-name="Default_20_Paragraph_20_Font"><text:span text:style-name="T2">et aestate parum qu</text:span></text:span>i<text:span text:style-name="Default_20_Paragraph_20_Font"><text:span text:style-name="T2">dem luctari, currere ver</text:span></text:span>o m<text:span text:style-name="Default_20_Paragraph_20_Font"><text:span text:style-name="T2">i-<text:line-break/>n</text:span></text:span>i<text:span text:style-name="Default_20_Paragraph_20_Font"><text:span text:style-name="T2">me; sed</text:span></text:span> m<text:span text:style-name="Default_20_Paragraph_20_Font"><text:span text:style-name="T2">ultum</text:span></text:span> i<text:span text:style-name="Default_20_Paragraph_20_Font"><text:span text:style-name="T2">n smgqre deambulare.</text:span></text:span></text:p>
      <text:p text:style-name="P3">Exercitiorum differentias anni temporibus peculiari-<text:line-break/>um docet, quae hieme calefacere et siccare possint, per<text:line-break/>aestatem facere contraria.</text:p>
      <text:h text:style-name="Heading_20_2" text:outline-level="2"><text:bookmark-start text:name="bookmark4"/><text:span text:style-name="Default_20_Paragraph_20_Font">XXVI.</text:span><text:bookmark-end text:name="bookmark4"/></text:h>
      <text:p text:style-name="P4"><text:span text:style-name="Default_20_Paragraph_20_Font"><text:span text:style-name="T2">Qui cursibus defetigantur, eos luctari oportet, qui</text:span></text:span> u<text:span text:style-name="Default_20_Paragraph_20_Font"><text:span text:style-name="T2">ero<text:line-break/>lucta defetigantur, iis currendum est. </text:span></text:span>s<text:span text:style-name="Default_20_Paragraph_20_Font"><text:span text:style-name="T2">ta enim qui<text:line-break/>laborat, corporis parte desutigationi obnoxia calefiat,<text:line-break/>componatur et maxime quiescat.</text:span></text:span></text:p>
      <text:p text:style-name="P2">Si ita dogmatici medici omnia scripsissent, nulla esset<text:line-break/>loquacitatis occasio interpretibus relicta. Dico autem ita,<text:line-break/>si causam adjecissent cur sic nos agere juberent, quod nunc<text:line-break/>PoIybus factitavit.</text:p>
      <text:h text:style-name="Heading_20_2" text:outline-level="2"><text:bookmark-start text:name="bookmark6"/><text:span text:style-name="Default_20_Paragraph_20_Font">XXVII.</text:span><text:bookmark-end text:name="bookmark6"/></text:h>
      <text:p text:style-name="Normal"><text:span text:style-name="Default_20_Paragraph_20_Font"><text:span text:style-name="T2">Quos quum exercentur diarrhoeae potissimum asp</text:span></text:span>i<text:span text:style-name="Default_20_Paragraph_20_Font"><text:span text:style-name="T2">ciunt et<text:line-break/>al</text:span></text:span>n<text:span text:style-name="Default_20_Paragraph_20_Font"><text:span text:style-name="T2">i excrementa cibos referentia, ac</text:span></text:span> i<text:span text:style-name="Default_20_Paragraph_20_Font"><text:span text:style-name="T2">ncocta, iis tum</text:span></text:span></text:p>
      <text:p text:style-name="P3"><text:span text:style-name="Default_20_Paragraph_20_Font"><text:span text:style-name="T2">exerc</text:span></text:span>i<text:span text:style-name="Default_20_Paragraph_20_Font"><text:span text:style-name="T2">tati</text:span></text:span>o<text:span text:style-name="Default_20_Paragraph_20_Font"><text:span text:style-name="T2">num tertia pars non pauc</text:span></text:span>io<text:span text:style-name="Default_20_Paragraph_20_Font"><text:span text:style-name="T2">r, tum c</text:span></text:span>i<text:span text:style-name="Default_20_Paragraph_20_Font"><text:span text:style-name="T2">borum<text:line-break/>d</text:span></text:span>i<text:span text:style-name="Default_20_Paragraph_20_Font"><text:span text:style-name="T2">m</text:span></text:span>i<text:span text:style-name="Default_20_Paragraph_20_Font"><text:span text:style-name="T2">d</text:span></text:span>i<text:span text:style-name="Default_20_Paragraph_20_Font"><text:span text:style-name="T2">a sub</text:span></text:span>t<text:span text:style-name="Default_20_Paragraph_20_Font"><text:span text:style-name="T2">rahenda est. C</text:span></text:span>o<text:span text:style-name="Default_20_Paragraph_20_Font"><text:span text:style-name="T2">nstat en</text:span></text:span>i<text:span text:style-name="Default_20_Paragraph_20_Font"><text:span text:style-name="T2">m sanet en</text:span></text:span> tri<text:span text:style-name="Default_20_Paragraph_20_Font"><text:span text:style-name="T2">c</text:span></text:span>a-<text:line-break/><text:span text:style-name="Default_20_Paragraph_20_Font"><text:span text:style-name="T2">lum c</text:span></text:span>i<text:span text:style-name="Default_20_Paragraph_20_Font"><text:span text:style-name="T2">borum cop</text:span></text:span>i<text:span text:style-name="Default_20_Paragraph_20_Font"><text:span text:style-name="T2">am ut concoquat concalefucere non<text:line-break/>poste. Cibus</text:span></text:span> iis <text:span text:style-name="Default_20_Paragraph_20_Font"><text:span text:style-name="T2">est</text:span></text:span>o <text:span text:style-name="Default_20_Paragraph_20_Font"><text:span text:style-name="T2">panis quam max</text:span></text:span>i<text:span text:style-name="Default_20_Paragraph_20_Font"><text:span text:style-name="T2">me</text:span></text:span> t<text:span text:style-name="Default_20_Paragraph_20_Font"><text:span text:style-name="T2">ostu</text:span></text:span>s i<text:span text:style-name="Default_20_Paragraph_20_Font"><text:span text:style-name="T2">n vino<text:line-break/></text:span></text:span>i<text:span text:style-name="Default_20_Paragraph_20_Font"><text:span text:style-name="T2">n</text:span></text:span>t<text:span text:style-name="Default_20_Paragraph_20_Font"><text:span text:style-name="T2">r</text:span></text:span>i<text:span text:style-name="Default_20_Paragraph_20_Font"><text:span text:style-name="T2">tu</text:span></text:span>s <text:span text:style-name="Default_20_Paragraph_20_Font"><text:span text:style-name="T2">et potu</text:span></text:span>s <text:span text:style-name="Default_20_Paragraph_20_Font"><text:span text:style-name="T2">quam paurig</text:span></text:span>imi <text:span text:style-name="Default_20_Paragraph_20_Font"><text:span text:style-name="T2">et merac</text:span></text:span>i<text:span text:style-name="Default_20_Paragraph_20_Font"><text:span text:style-name="T2">ssim</text:span></text:span>a <text:span text:style-name="Default_20_Paragraph_20_Font"><text:span text:style-name="T2">neque<text:line-break/>deambulat</text:span></text:span>i<text:span text:style-name="Default_20_Paragraph_20_Font"><text:span text:style-name="T2">on</text:span></text:span>i<text:span text:style-name="Default_20_Paragraph_20_Font"><text:span text:style-name="T2">bu</text:span></text:span>s <text:span text:style-name="Default_20_Paragraph_20_Font"><text:span text:style-name="T2">a c</text:span></text:span>i<text:span text:style-name="Default_20_Paragraph_20_Font"><text:span text:style-name="T2">bo utan</text:span></text:span>t<text:span text:style-name="Default_20_Paragraph_20_Font"><text:span text:style-name="T2">ur. sub ho</text:span></text:span>c <text:span text:style-name="Default_20_Paragraph_20_Font"><text:span text:style-name="T2">vero tempu</text:span></text:span>s<text:line-break/><text:span text:style-name="Default_20_Paragraph_20_Font"><text:span text:style-name="T2">sumet duntaxat c</text:span></text:span>i<text:span text:style-name="Default_20_Paragraph_20_Font"><text:span text:style-name="T2">bum sumer</text:span></text:span>e <text:span text:style-name="Default_20_Paragraph_20_Font"><text:span text:style-name="T2">eo</text:span></text:span>s <text:span text:style-name="Default_20_Paragraph_20_Font"><text:span text:style-name="T2">conven</text:span></text:span>it. Ai<text:span text:style-name="Default_20_Paragraph_20_Font"><text:span text:style-name="T2">e en</text:span></text:span>i<text:span text:style-name="Default_20_Paragraph_20_Font"><text:span text:style-name="T2">m<text:line-break/>vel max</text:span></text:span>im<text:span text:style-name="Default_20_Paragraph_20_Font"><text:span text:style-name="T2">e c</text:span></text:span>o<text:span text:style-name="Default_20_Paragraph_20_Font"><text:span text:style-name="T2">nedlej</text:span></text:span>i<text:span text:style-name="Default_20_Paragraph_20_Font"><text:span text:style-name="T2">at ven</text:span></text:span>t<text:span text:style-name="Default_20_Paragraph_20_Font"><text:span text:style-name="T2">r</text:span></text:span>i<text:span text:style-name="Default_20_Paragraph_20_Font"><text:span text:style-name="T2">culu</text:span></text:span>s <text:span text:style-name="Default_20_Paragraph_20_Font"><text:span text:style-name="T2">et ingesto</text:span></text:span>s <text:span text:style-name="Default_20_Paragraph_20_Font"><text:span text:style-name="T2">c</text:span></text:span>i<text:span text:style-name="Default_20_Paragraph_20_Font"><text:span text:style-name="T2">bo</text:span></text:span>s<text:line-break/><text:span text:style-name="Default_20_Paragraph_20_Font"><text:span text:style-name="T2">superaver</text:span></text:span>i<text:span text:style-name="Default_20_Paragraph_20_Font"><text:span text:style-name="T2">t. Hoc autem alv</text:span></text:span>i <text:span text:style-name="Default_20_Paragraph_20_Font"><text:span text:style-name="T2">prostuv</text:span></text:span>ii <text:span text:style-name="Default_20_Paragraph_20_Font"><text:span text:style-name="T2">genu</text:span></text:span>s <text:span text:style-name="Default_20_Paragraph_20_Font"><text:span text:style-name="T2">c</text:span></text:span>o<text:span text:style-name="Default_20_Paragraph_20_Font"><text:span text:style-name="T2">rp</text:span></text:span>o<text:span text:style-name="Default_20_Paragraph_20_Font"><text:span text:style-name="T2">rum<text:line-break/>hab</text:span></text:span>i<text:span text:style-name="Default_20_Paragraph_20_Font"><text:span text:style-name="T2">tui densior</text:span></text:span>i <text:span text:style-name="Default_20_Paragraph_20_Font"><text:span text:style-name="T2">carne praed</text:span></text:span>it<text:span text:style-name="Default_20_Paragraph_20_Font"><text:span text:style-name="T2">o</text:span></text:span>s <text:span text:style-name="Default_20_Paragraph_20_Font"><text:span text:style-name="T2">pot</text:span></text:span>i<text:span text:style-name="Default_20_Paragraph_20_Font"><text:span text:style-name="T2">ssimum exercet,<text:line-break/>quando</text:span></text:span> i<text:span text:style-name="Default_20_Paragraph_20_Font"><text:span text:style-name="T2">ta natura compara</text:span></text:span>t<text:span text:style-name="Default_20_Paragraph_20_Font"><text:span text:style-name="T2">u</text:span></text:span>s <text:span text:style-name="Default_20_Paragraph_20_Font"><text:span text:style-name="T2">est hom</text:span></text:span>o,. <text:span text:style-name="Default_20_Paragraph_20_Font"><text:span text:style-name="T2">ut ad carn</text:span></text:span>i<text:span text:style-name="Default_20_Paragraph_20_Font"><text:span text:style-name="T2">um<text:line-break/>esum compella</text:span></text:span>t<text:span text:style-name="Default_20_Paragraph_20_Font"><text:span text:style-name="T2">ur. </text:span></text:span>P<text:span text:style-name="Default_20_Paragraph_20_Font"><text:span text:style-name="T2">enae siqu</text:span></text:span>i<text:span text:style-name="Default_20_Paragraph_20_Font"><text:span text:style-name="T2">dem condensatae c</text:span></text:span>i<text:span text:style-name="Default_20_Paragraph_20_Font"><text:span text:style-name="T2">b</text:span></text:span>os<text:line-break/><text:span text:style-name="Default_20_Paragraph_20_Font"><text:span text:style-name="T2">ingesto</text:span></text:span>s <text:span text:style-name="Default_20_Paragraph_20_Font"><text:span text:style-name="T2">non rec</text:span></text:span>i<text:span text:style-name="Default_20_Paragraph_20_Font"><text:span text:style-name="T2">p</text:span></text:span>i<text:span text:style-name="Default_20_Paragraph_20_Font"><text:span text:style-name="T2">un</text:span></text:span>t.</text:p>
      <text:p text:style-name="P2">Non de iis qui sanitatis gratia exercentur hunc fer-.<text:line-break/>monent instituere videtur, fed de illis qui studium ali-<text:line-break/>quod gymnastic<text:span text:style-name="Default_20_Paragraph_20_Font"><text:span text:style-name="T2">a</text:span></text:span>m subeunt, nec inde prorsus abstinere<text:line-break/>possunt, ned in arctum adeo contrahere. ldeo tertiam</text:p>
      <text:p text:style-name="P1">exercitii partem eis adimit, ciborum vero dimidiam.. Tan-<text:line-break/>tilium enim sperat evinci posse, ut nec cruditate,. nec<text:line-break/>ventris profluvio laborent. Recte autem fecit et hic, qui<text:line-break/>rationem ipforum adscripserit , qua utens tum haecipfa,<text:line-break/>tum his explicata consuluit. <text:span text:style-name="Default_20_Paragraph_20_Font"><text:span text:style-name="T2">s</text:span></text:span>i<text:span text:style-name="Default_20_Paragraph_20_Font"><text:span text:style-name="T2">qu</text:span></text:span>i<text:span text:style-name="Default_20_Paragraph_20_Font"><text:span text:style-name="T2">dem hic prosiav</text:span></text:span>ii m<text:span text:style-name="Default_20_Paragraph_20_Font"><text:span text:style-name="T2">o.—<text:line-break/>du</text:span></text:span>s, inquit., <text:span text:style-name="Default_20_Paragraph_20_Font"><text:span text:style-name="T2">densa carne praed</text:span></text:span>i<text:span text:style-name="Default_20_Paragraph_20_Font"><text:span text:style-name="T2">t</text:span></text:span>is <text:span text:style-name="Default_20_Paragraph_20_Font"><text:span text:style-name="T2">acc</text:span></text:span>i<text:span text:style-name="Default_20_Paragraph_20_Font"><text:span text:style-name="T2">d</text:span></text:span>i<text:span text:style-name="Default_20_Paragraph_20_Font"><text:span text:style-name="T2">t quum carne</text:span></text:span>s<text:line-break/><text:span text:style-name="Default_20_Paragraph_20_Font"><text:span text:style-name="T2">edere cogun</text:span></text:span>t<text:span text:style-name="Default_20_Paragraph_20_Font"><text:span text:style-name="T2">ur. </text:span></text:span>Innuit. hic gymnasticos, quibus carnis<text:line-break/>esirm praecipiunt Deinde subnectit, venae densatae cibos<text:line-break/>ingredientes non excipiunt. obscure hoc protulit, ideo-<text:line-break/>que suspicari interpretes coacti sunt, densas pro duras<text:line-break/>rninusque exporrectus, ut alimentum non recipiant, ipsum<text:line-break/>intelligere. Atque hoc significari ajunt inde, quia cibos<text:line-break/>non excipiunt, quod distributionem magis quam conco-<text:line-break/>ctionem laedere consuevit. Quare humida non tamen<text:line-break/>incocta ipsi deliniunt, etsi auctor praedixerit cibos. refe-<text:line-break/>rentia crudaque tales per alvum reddere. Porro cum<text:line-break/>ratione addita, cui fidens ille, vi<text:span text:style-name="Default_20_Paragraph_20_Font"><text:span text:style-name="T2">t</text:span></text:span>a sibi consuluit, dubitatio</text:p>
      <text:p text:style-name="P1">adhuc aliqua relinquatur, quid putandum est in. illis .fieri<text:line-break/>sermonibus, abi raufam eorum, quae nobis facere injun-<text:line-break/>git, omisit? Ego sime nisi densorum meminisset, faterer<text:line-break/>me plane haesitare, ut in multis aliis; in quibus quum o<text:line-break/>nihir ejusmodi scriptor adjecerit, audacissimi interpretes<text:line-break/>quicquid ipsis in mentem venit effutiunt At quia Poly-<text:line-break/>bus ipfie densa carne praeditorum mentionem facit, occa-<text:line-break/>siouem et ipsis scribendi praebuit; quid hujusmodi naturis<text:line-break/>conveniat. -Nam tales celerrime copiam colligunt, parum<text:line-break/>perfecte perspirantes , eoque digestione retenta; humidae<text:line-break/>omnino deiectiones evadunt, interdum non modo humidae,<text:line-break/>fed etiam tenues, praesertim in edacibus. Quum enim<text:line-break/>quippiam ex deglutitis distribuitur, promptius venter reti-<text:line-break/>qua concoquit. Quod si in eo maneat ciborum - copia,<text:line-break/>quum interdum ab eis gravetur, omnia ante concoctionem<text:line-break/>excutiuntur. Forian ob venarum duritiem alimenti distri-<text:line-break/>butio -impediebatur, ut quae magis extendi nequeant. Ve-</text:p>
      <text:p text:style-name="P1">rum talium naturarum curationem ex contrariis apposuisse<text:line-break/>ipsum oportebat. Raritas namque et mollities totius ha-<text:line-break/>bitudinis scopi existunt, molli finctione et pinguedine<text:line-break/>copiosa in sutile comparatae, . Hic quidem adversus sym-<text:line-break/>plumata tantum pugnat, caeterum ipsius veluti radicem<text:line-break/>excindere negligit.- Dictum est hoc quoque ab eo ferie<text:line-break/>praeposita. Liquet siquidem ventriculum fovere cibos non<text:line-break/>posse. Et profecto, si vere habitus densitatem et venas<text:line-break/>non excipientes alimentum causatus est, falso ventrem<text:line-break/>causatur. Si quidem hic .ei tanquam vera dicenti concef-<text:line-break/>ieris, indubie etiam infra positam vietus rationem recte<text:line-break/>institutam esse concedes. Assum panem, potionem incra-<text:line-break/>eam, nunus autem <text:span text:style-name="Default_20_Paragraph_20_Font"><text:span text:style-name="T2">t</text:span></text:span>eme<text:span text:style-name="Default_20_Paragraph_20_Font"><text:span text:style-name="T2">t</text:span></text:span> die cibum capere, non secundum<text:line-break/>epulas obambulare, probabis.</text:p>
      <text:h text:style-name="Heading_20_2" text:outline-level="2">. v. ; .. i <text:span text:style-name="Default_20_Paragraph_20_Font"><text:span text:style-name="T2">r</text:span></text:span>. li XXVIII.</text:h>
      <text:p text:style-name="Normal"><text:span text:style-name="Default_20_Paragraph_20_Font"><text:span text:style-name="T2">Haec au</text:span></text:span>t<text:span text:style-name="Default_20_Paragraph_20_Font"><text:span text:style-name="T2">em na</text:span></text:span>t<text:span text:style-name="Default_20_Paragraph_20_Font"><text:span text:style-name="T2">ura qu</text:span></text:span>i<text:span text:style-name="Default_20_Paragraph_20_Font"><text:span text:style-name="T2">dem est praecep</text:span></text:span>s <text:span text:style-name="Default_20_Paragraph_20_Font"><text:span text:style-name="T2">e</text:span></text:span>t <text:span text:style-name="Default_20_Paragraph_20_Font"><text:span text:style-name="T2">ad utramque</text:span></text:span></text:p>
      <text:p text:style-name="P8"><text:span text:style-name="Default_20_Paragraph_20_Font"><text:span text:style-name="T2">partem vert</text:span></text:span>i<text:span text:style-name="Default_20_Paragraph_20_Font"><text:span text:style-name="T2">tur et hu</text:span></text:span>j<text:span text:style-name="Default_20_Paragraph_20_Font"><text:span text:style-name="T2">u</text:span></text:span>sm<text:span text:style-name="Default_20_Paragraph_20_Font"><text:span text:style-name="T2">odi corporum bonu</text:span></text:span>s <text:span text:style-name="Default_20_Paragraph_20_Font"><text:span text:style-name="T2">hab</text:span></text:span>i<text:span text:style-name="Default_20_Paragraph_20_Font"><text:span text:style-name="T2">tu</text:span></text:span>s<text:line-break/><text:span text:style-name="Default_20_Paragraph_20_Font"><text:span text:style-name="T2">ex</text:span></text:span>i<text:span text:style-name="Default_20_Paragraph_20_Font"><text:span text:style-name="T2">guo te</text:span></text:span>m<text:span text:style-name="Default_20_Paragraph_20_Font"><text:span text:style-name="T2">p</text:span></text:span>o<text:span text:style-name="Default_20_Paragraph_20_Font"><text:span text:style-name="T2">re v</text:span></text:span>i<text:span text:style-name="Default_20_Paragraph_20_Font"><text:span text:style-name="T2">get.</text:span></text:span></text:p>
      <text:p text:style-name="P2">Lubricam vocarit naturam eorum qui densam carnem<text:line-break/>obtinent, ut quae aequali celeritate mutetur.. Nam subjun-<text:line-break/>git, <text:span text:style-name="Default_20_Paragraph_20_Font"><text:span text:style-name="T2">utrob</text:span></text:span>i<text:span text:style-name="Default_20_Paragraph_20_Font"><text:span text:style-name="T2">que vert</text:span></text:span>it<text:span text:style-name="Default_20_Paragraph_20_Font"><text:span text:style-name="T2">ur</text:span></text:span>, hoc est in bonam contrariamque<text:line-break/>habitudinem. Post haec insuper adjungit <text:span text:style-name="Default_20_Paragraph_20_Font"><text:span text:style-name="T2">et .bonu</text:span></text:span>s <text:span text:style-name="Default_20_Paragraph_20_Font"><text:span text:style-name="T2">hu</text:span></text:span>j<text:span text:style-name="Default_20_Paragraph_20_Font"><text:span text:style-name="T2">u</text:span></text:span>s-<text:line-break/><text:span text:style-name="Default_20_Paragraph_20_Font"><text:span text:style-name="T2">m</text:span></text:span>o<text:span text:style-name="Default_20_Paragraph_20_Font"><text:span text:style-name="T2">di corporum hab</text:span></text:span>it<text:span text:style-name="Default_20_Paragraph_20_Font"><text:span text:style-name="T2">u</text:span></text:span>s <text:span text:style-name="Default_20_Paragraph_20_Font"><text:span text:style-name="T2">exiguo</text:span></text:span> t<text:span text:style-name="Default_20_Paragraph_20_Font"><text:span text:style-name="T2">empore v</text:span></text:span>i<text:span text:style-name="Default_20_Paragraph_20_Font"><text:span text:style-name="T2">get. </text:span></text:span>.ostensum<text:line-break/>namque est commentariis. in Aphorismos , quod exercita-<text:line-break/>torum habitus probus cum sanguinis et carnium reple-<text:line-break/>tione naturalium facultatum robur conservat. Sed quem-<text:line-break/>admodum illic habitudinem in summo bonam indicavi—<text:line-break/>mus esse periculosam, quae - non cito raris corporibus ad-<text:line-break/>venit, ita quoque in densioribus quam celerrime, quod<text:line-break/>haud ex facili digerantur, accidit. Quippe quum relabi<text:line-break/>cogitur, repente tum uritur tum solvitur.</text:p>
      <text:h text:style-name="P12" text:outline-level="2"><text:bookmark-start text:name="bookmark8"/><text:span text:style-name="Default_20_Paragraph_20_Font">XXIX.</text:span><text:bookmark-end text:name="bookmark8"/></text:h>
      <text:p text:style-name="P4"><text:span text:style-name="Default_20_Paragraph_20_Font"><text:span text:style-name="T2">Atqu</text:span></text:span><text:span text:style-name="Default_20_Paragraph_20_Font"><text:span text:style-name="T3">i </text:span></text:span><text:span text:style-name="Default_20_Paragraph_20_Font"><text:span text:style-name="T2">rar</text:span></text:span><text:span text:style-name="Default_20_Paragraph_20_Font"><text:span text:style-name="T3">i</text:span></text:span><text:span text:style-name="Default_20_Paragraph_20_Font"><text:span text:style-name="T2">ores habitus ac hirsuti magis carnium esum<text:line-break/>admittunt laboresque magis sustinent diutiusque in bona<text:line-break/>corporis habitudine perseverant.</text:span></text:span></text:p>
      <text:p text:style-name="P2">Hirsuta corpora cutem magis raram et carno<text:span text:style-name="Default_20_Paragraph_20_Font"><text:span text:style-name="T2">s</text:span></text:span>um<text:line-break/>genus habere in opere de temperamentis didicimus.<text:line-break/>Haec itaque merito ait carnis e<text:span text:style-name="Default_20_Paragraph_20_Font"><text:span text:style-name="T2">s</text:span></text:span>um magis ferre, ut quae<text:line-break/>perspirent, et labores, quoniam minus lassitudinem perci-<text:line-break/>pium. Hoc quoque in libro de <text:span text:style-name="Default_20_Paragraph_20_Font"><text:span text:style-name="T2">s</text:span></text:span>anitate tuenda docui-<text:line-break/>mus. Si haec ita tolerant, etiam bonos habitus diutur-<text:line-break/>inores habebunt, ut quae non prompte ad <text:span text:style-name="Default_20_Paragraph_20_Font"><text:span text:style-name="T2">s</text:span></text:span>ummum<text:line-break/>perveniant.</text:p>
      <text:h text:style-name="Heading_20_2" text:outline-level="2">XXX.</text:h>
      <text:p text:style-name="Normal"><text:span text:style-name="Default_20_Paragraph_20_Font"><text:span text:style-name="T2">Qui postridie cibos eructant et quibus h</text:span></text:span><text:span text:style-name="Default_20_Paragraph_20_Font"><text:span text:style-name="T3">y</text:span></text:span><text:span text:style-name="Default_20_Paragraph_20_Font"><text:span text:style-name="T2">pochondria cibis<text:line-break/>non coctis attolluntur ,</text:span></text:span><text:span text:style-name="Default_20_Paragraph_20_Font"><text:span text:style-name="T3"> ii</text:span></text:span><text:span text:style-name="Default_20_Paragraph_20_Font"><text:span text:style-name="T2">s longior somnus confert.<text:line-break/>Quin etiam ad alios corporis labores cogi debent, </text:span></text:span><text:span text:style-name="Default_20_Paragraph_20_Font"><text:span text:style-name="T5">υι</text:span></text:span><text:span text:style-name="Default_20_Paragraph_20_Font"><text:span text:style-name="T4">-</text:span></text:span></text:p>
      <text:p text:style-name="P3"><text:span text:style-name="Default_20_Paragraph_20_Font"><text:span text:style-name="T2">na</text:span></text:span>m<text:span text:style-name="Default_20_Paragraph_20_Font"><text:span text:style-name="T2">que</text:span></text:span> m<text:span text:style-name="Default_20_Paragraph_20_Font"><text:span text:style-name="T2">erac</text:span></text:span>i<text:span text:style-name="Default_20_Paragraph_20_Font"><text:span text:style-name="T2">u</text:span></text:span>s <text:span text:style-name="Default_20_Paragraph_20_Font"><text:span text:style-name="T2">et copiosiu</text:span></text:span>s <text:span text:style-name="Default_20_Paragraph_20_Font"><text:span text:style-name="T2">bibere et sub id tempu</text:span></text:span>s<text:line-break/><text:span text:style-name="Default_20_Paragraph_20_Font"><text:span text:style-name="T2">paucior</text:span></text:span>i<text:span text:style-name="Default_20_Paragraph_20_Font"><text:span text:style-name="T2">bu</text:span></text:span>s <text:span text:style-name="Default_20_Paragraph_20_Font"><text:span text:style-name="T2">u</text:span></text:span>ti <text:span text:style-name="Default_20_Paragraph_20_Font"><text:span text:style-name="T2">c</text:span></text:span>i<text:span text:style-name="Default_20_Paragraph_20_Font"><text:span text:style-name="T2">barii</text:span></text:span>s. <text:span text:style-name="Default_20_Paragraph_20_Font"><text:span text:style-name="T2">Constat en</text:span></text:span>i<text:span text:style-name="Default_20_Paragraph_20_Font"><text:span text:style-name="T2">m sane ven</text:span></text:span>t<text:span text:style-name="Default_20_Paragraph_20_Font"><text:span text:style-name="T2">r</text:span></text:span>i<text:span text:style-name="Default_20_Paragraph_20_Font"><text:span text:style-name="T2">cu-<text:line-break/>lum prae imbec</text:span></text:span>i<text:span text:style-name="Default_20_Paragraph_20_Font"><text:span text:style-name="T2">ll</text:span></text:span>it<text:span text:style-name="Default_20_Paragraph_20_Font"><text:span text:style-name="T2">a</text:span></text:span>t<text:span text:style-name="Default_20_Paragraph_20_Font"><text:span text:style-name="T2">e et sc</text:span></text:span>i<text:span text:style-name="Default_20_Paragraph_20_Font"><text:span text:style-name="T2">g</text:span></text:span>i<text:span text:style-name="Default_20_Paragraph_20_Font"><text:span text:style-name="T2">d</text:span></text:span>it<text:span text:style-name="Default_20_Paragraph_20_Font"><text:span text:style-name="T2">ate ciborum mult</text:span></text:span>i<text:span text:style-name="Default_20_Paragraph_20_Font"><text:span text:style-name="T2">tu-<text:line-break/>d</text:span></text:span>i<text:span text:style-name="Default_20_Paragraph_20_Font"><text:span text:style-name="T2">nem conc</text:span></text:span>o<text:span text:style-name="Default_20_Paragraph_20_Font"><text:span text:style-name="T2">quere non p</text:span></text:span>o<text:span text:style-name="Default_20_Paragraph_20_Font"><text:span text:style-name="T2">ste.</text:span></text:span></text:p>
      <text:p text:style-name="P2">Probe ad sermonis calcem hic adjecit ; - cousiat enim<text:line-break/>sane ventriculum ciborum copiam imbecillitatis ac frigi-<text:line-break/>ditatis vitio. concoquere non posse. Quippe huc respi-<text:line-break/>ciens .excalesacere ipfnm conatur, ac ob id diuturniorem<text:line-break/>somnumfpsis consulit, item exercitia ac vinum meracius<text:line-break/>et copiosius, cibos pauciores tune, quum cruditatem con-<text:line-break/>traxerint. suam si reliquo tempore exercentur, moventur<text:line-break/>vinumque. bibunt, uti diximus, nihil a mediocri ciborum<text:line-break/>copia demendum erit.</text:p>
      <text:h text:style-name="P12" text:outline-level="2">XXXI.</text:h>
      <text:p text:style-name="P9">o<text:span text:style-name="Default_20_Paragraph_20_Font"><text:span text:style-name="T2">uos a</text:span></text:span>lit<text:span text:style-name="Default_20_Paragraph_20_Font"><text:span text:style-name="T2">em sit</text:span></text:span>is <text:span text:style-name="Default_20_Paragraph_20_Font"><text:span text:style-name="T2">obside</text:span></text:span>t , <text:span text:style-name="Default_20_Paragraph_20_Font"><text:span text:style-name="T2">i</text:span></text:span>is <text:span text:style-name="Default_20_Paragraph_20_Font"><text:span text:style-name="T2">cibi et lab</text:span></text:span>o<text:span text:style-name="Default_20_Paragraph_20_Font"><text:span text:style-name="T2">res sub</text:span></text:span>t<text:span text:style-name="Default_20_Paragraph_20_Font"><text:span text:style-name="T2">rahend</text:span></text:span>i <text:span text:style-name="Default_20_Paragraph_20_Font"><text:span text:style-name="T2">et<text:line-break/>v</text:span></text:span>i<text:span text:style-name="Default_20_Paragraph_20_Font"><text:span text:style-name="T2">num tam aquosum quam</text:span></text:span> m<text:span text:style-name="Default_20_Paragraph_20_Font"><text:span text:style-name="T2">axime fulg</text:span></text:span>i<text:span text:style-name="Default_20_Paragraph_20_Font"><text:span text:style-name="T2">dum pr</text:span></text:span>o<text:span text:style-name="Default_20_Paragraph_20_Font"><text:span text:style-name="T2">pi-<text:line-break/>nandu</text:span></text:span>m.</text:p>
      <text:p text:style-name="P2">Nunc quidem calidae naturae notas sic prodidit. At<text:line-break/>in <text:span text:style-name="Default_20_Paragraph_20_Font"><text:span text:style-name="T2">t</text:span></text:span>exto epidemiorum hisce verbis scriptum est: <text:span text:style-name="Default_20_Paragraph_20_Font"><text:span text:style-name="T2">Jn cal</text:span></text:span>i<text:span text:style-name="Default_20_Paragraph_20_Font"><text:span text:style-name="T2">da<text:line-break/>natura fu</text:span></text:span>l<text:span text:style-name="Default_20_Paragraph_20_Font"><text:span text:style-name="T2">g</text:span></text:span>i<text:span text:style-name="Default_20_Paragraph_20_Font"><text:span text:style-name="T2">dae po</text:span></text:span>ti<text:span text:style-name="Default_20_Paragraph_20_Font"><text:span text:style-name="T2">o e</text:span></text:span>t <text:span text:style-name="Default_20_Paragraph_20_Font"><text:span text:style-name="T2">qu</text:span></text:span>i<text:span text:style-name="Default_20_Paragraph_20_Font"><text:span text:style-name="T2">e</text:span></text:span>s. Ipsa namque quum cor-<text:line-break/>poris temperamentum nominasset, mox diaetam subjicit,<text:line-break/>qua sic affecti utuntur, principale autem refrigerationem<text:line-break/>habet, ad quam consequendam victus ratione efficaciora<text:line-break/>sunt aquae potio et otium. In praeposita ferie quiescere<text:line-break/>aliud appellavit, quum diceret, laboribus demendum , pro<text:line-break/>aquae potione scribens, vinum bibant dilutum et periti-<text:line-break/>gidum. Atque mihi videtur hic rectius laudari. Siqui-<text:line-break/>dem diluta potio et frigida non privata est refrigeratione,<text:line-break/>fumit autem ex vino praesidia.</text:p>
      <text:h text:style-name="P12" text:outline-level="2">XXXII.</text:h>
      <text:p text:style-name="Normal"><text:span text:style-name="Default_20_Paragraph_20_Font"><text:span text:style-name="T2">Quibus vero viscerum dolores aut ab exercitatione aut<text:line-break/>ex alio aliquo itinere suboriuntur, his quiescere et cibis<text:line-break/>abstinere confert. Potu autem utantur qui quam pau-<text:line-break/>cissima copia plurimam urinam ducat , ut ne venae,<text:line-break/>natura visceribus insitae, copia distendantur. Ex his<text:line-break/>enim causis tubercula et febres oriuntur.</text:span></text:span></text:p>
      <text:p text:style-name="P2">De omnibus autem his praeceptis abunde in opere detu-<text:line-break/>enda vaIetudine disseruimus et nunc memoriae gratia ut sin<text:line-break/>superioribus, ita hac oratione exponemus. Multis enim liberis<text:line-break/>ab omni febre dolores suboriuntur in visceribus, maxime<text:line-break/>jecinore , quum a cibo nos exercitaverimus vel laveri-<text:line-break/>mus, idque propter visceris meatuum angustiam et humo-<text:line-break/>rutu innatantium crassitudinem. Dum enim infarciuntur<text:line-break/>retinenturque arctis venarum terminis, per quos sangui-</text:p>
      <text:p text:style-name="P1">nis fit transsumptis ex jecino<text:span text:style-name="Default_20_Paragraph_20_Font"><text:span text:style-name="T2">r</text:span></text:span>is cava parte in gibbam,<text:line-break/>transitus impediuntur. Atqui distendunt in cavitate vide-<text:line-break/>licet jecoris venas; quibus ita affectis dolorem sine febre<text:line-break/>etiam, persentiscunt. Quiescere hos convenit quo tempore<text:line-break/>dolent, item bibere quod minam moveat et .jecm referet.<text:line-break/>Nisi enim urinas excern<text:span text:style-name="Default_20_Paragraph_20_Font"><text:span text:style-name="T2">u</text:span></text:span>nt, his^pbymata et febres ex hu-<text:line-break/>jusmodi causis oboriuntur.</text:p>
      <text:h text:style-name="Heading_20_2" text:outline-level="2">XXX1IL</text:h>
      <text:p text:style-name="P4"><text:span text:style-name="Default_20_Paragraph_20_Font"><text:span text:style-name="T2">Qu</text:span></text:span>i<text:span text:style-name="Default_20_Paragraph_20_Font"><text:span text:style-name="T2">bus</text:span></text:span> m<text:span text:style-name="Default_20_Paragraph_20_Font"><text:span text:style-name="T2">orbi: ex. cerebr</text:span></text:span>o <text:span text:style-name="Default_20_Paragraph_20_Font"><text:span text:style-name="T2">oriuntur, nares pr</text:span></text:span>im<text:span text:style-name="Default_20_Paragraph_20_Font"><text:span text:style-name="T2">um caput<text:line-break/>obsidet, ur</text:span></text:span>i<text:span text:style-name="Default_20_Paragraph_20_Font"><text:span text:style-name="T2">nam crebro</text:span></text:span> mi<text:span text:style-name="Default_20_Paragraph_20_Font"><text:span text:style-name="T2">ng</text:span></text:span>i<text:span text:style-name="Default_20_Paragraph_20_Font"><text:span text:style-name="T2">t aeger, eade</text:span></text:span>m<text:span text:style-name="Default_20_Paragraph_20_Font"><text:span text:style-name="T2">que qua</text:span></text:span>ecum<text:line-break/><text:span text:style-name="Default_20_Paragraph_20_Font"><text:span text:style-name="T2">strangur</text:span></text:span>i<text:span text:style-name="Default_20_Paragraph_20_Font"><text:span text:style-name="T2">a perpet</text:span></text:span>i<text:span text:style-name="Default_20_Paragraph_20_Font"><text:span text:style-name="T2">tur ;</text:span></text:span> i<text:span text:style-name="Default_20_Paragraph_20_Font"><text:span text:style-name="T2">squead d</text:span></text:span>i<text:span text:style-name="Default_20_Paragraph_20_Font"><text:span text:style-name="T2">e</text:span></text:span>s <text:span text:style-name="Default_20_Paragraph_20_Font"><text:span text:style-name="T2">n</text:span></text:span>o<text:span text:style-name="Default_20_Paragraph_20_Font"><text:span text:style-name="T2">ve</text:span></text:span>m <text:span text:style-name="Default_20_Paragraph_20_Font"><text:span text:style-name="T2">pat</text:span></text:span>it<text:span text:style-name="Default_20_Paragraph_20_Font"><text:span text:style-name="T2">ur. Et,<text:line-break/>si qu</text:span></text:span>i<text:span text:style-name="Default_20_Paragraph_20_Font"><text:span text:style-name="T2">de</text:span></text:span>m <text:span text:style-name="Default_20_Paragraph_20_Font"><text:span text:style-name="T2">per-nare</text:span></text:span>s <text:span text:style-name="Default_20_Paragraph_20_Font"><text:span text:style-name="T2">aut aure</text:span></text:span>s <text:span text:style-name="Default_20_Paragraph_20_Font"><text:span text:style-name="T2">aqua vel mucu</text:span></text:span>s <text:span text:style-name="Default_20_Paragraph_20_Font"><text:span text:style-name="T2">erumpat,<text:line-break/>morbo l</text:span></text:span>i<text:span text:style-name="Default_20_Paragraph_20_Font"><text:span text:style-name="T2">beratur et edatur stranguria. M</text:span></text:span>i<text:span text:style-name="Default_20_Paragraph_20_Font"><text:span text:style-name="T2">ng</text:span></text:span>i<text:span text:style-name="Default_20_Paragraph_20_Font"><text:span text:style-name="T2">t autem<text:line-break/>multu</text:span></text:span>m <text:span text:style-name="Default_20_Paragraph_20_Font"><text:span text:style-name="T2">et c</text:span></text:span>it<text:span text:style-name="Default_20_Paragraph_20_Font"><text:span text:style-name="T2">ra d</text:span></text:span>o<text:span text:style-name="Default_20_Paragraph_20_Font"><text:span text:style-name="T2">lore</text:span></text:span>m, i<text:span text:style-name="Default_20_Paragraph_20_Font"><text:span text:style-name="T2">dque album, quoad vig</text:span></text:span>i<text:span text:style-name="Default_20_Paragraph_20_Font"><text:span text:style-name="T2">nt</text:span></text:span>i.<text:line-break/><text:span text:style-name="Default_20_Paragraph_20_Font"><text:span text:style-name="T2">praeteri</text:span></text:span>eri<text:span text:style-name="Default_20_Paragraph_20_Font"><text:span text:style-name="T2">nt d</text:span></text:span>i<text:span text:style-name="Default_20_Paragraph_20_Font"><text:span text:style-name="T2">e</text:span></text:span>s, <text:span text:style-name="Default_20_Paragraph_20_Font"><text:span text:style-name="T2">et cap</text:span></text:span>itis <text:span text:style-name="Default_20_Paragraph_20_Font"><text:span text:style-name="T2">dolor h</text:span></text:span>o<text:span text:style-name="Default_20_Paragraph_20_Font"><text:span text:style-name="T2">minem rel</text:span></text:span>i<text:span text:style-name="Default_20_Paragraph_20_Font"><text:span text:style-name="T2">nqu</text:span></text:span>i<text:span text:style-name="Default_20_Paragraph_20_Font"><text:span text:style-name="T2">t,.<text:line-break/>sed hu</text:span></text:span>i<text:span text:style-name="Default_20_Paragraph_20_Font"><text:span text:style-name="T2">c</text:span></text:span> i<text:span text:style-name="Default_20_Paragraph_20_Font"><text:span text:style-name="T2">ntuenti splendor</text:span></text:span> o<text:span text:style-name="Default_20_Paragraph_20_Font"><text:span text:style-name="T2">bscuratur. p</text:span></text:span>o<text:span text:style-name="Default_20_Paragraph_20_Font"><text:span text:style-name="T2">rro v</text:span></text:span>i<text:span text:style-name="Default_20_Paragraph_20_Font"><text:span text:style-name="T2">rum</text:span></text:span></text:p>
      <text:p text:style-name="P3">Non iniuria multis haec oratio suspecta fuit; non-<text:line-break/>nullss etiam damnaverunt in universum, ceu eam ne Po-<text:line-break/>lybus quidem, nedum Hippocrates <text:span text:style-name="Default_20_Paragraph_20_Font"><text:span text:style-name="T2">s</text:span></text:span>cripserit. Nam ora-<text:line-break/>tionisi exordium plane indistinctum est, ut quod a cere-<text:line-break/>hro stuporem et urinae- stillicidium fleri inferat. Neque<text:line-break/>verum esse poterit. quod tradidit, si putes ipsum,, non<text:line-break/>omnes morbos qui a cerebro funt, pronunciare tales exi-<text:line-break/>flere , fed eos solum in quibus circa aures naresque aqua<text:line-break/>aut mucus effluens morbum sedarit. Neque enim id<text:line-break/>fieri perpetuo neque frequenter appare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5</dc:title>
    <dc:subject/>
    <meta:initial-creator>Galien</meta:initial-creator>
    <meta:creation-date>2023-01-16T13:20:00Z</meta:creation-date>
    <dc:date>2023-01-17T10:28:11.912000000</dc:date>
    <meta:editing-cycles>5</meta:editing-cycles>
    <meta:editing-duration>PT16M57S</meta:editing-duration>
    <meta:document-statistic meta:table-count="0" meta:image-count="0" meta:object-count="0" meta:page-count="50" meta:paragraph-count="138" meta:word-count="5836" meta:character-count="40439" meta:non-whitespace-character-count="34740"/>
    <meta:template xlink:type="simple" xlink:actuate="onRequest" xlink:title="" xlink:href="Normal.dotm"/>
  </office:meta>
</office:document-meta>
</file>